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1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2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2033333333333cm"/>
    </style:style>
    <style:style style:name="co2" style:family="table-column">
      <style:table-column-properties fo:break-before="auto" style:column-width="5.63033333333333cm"/>
    </style:style>
    <style:style style:name="co3" style:family="table-column">
      <style:table-column-properties fo:break-before="auto" style:column-width="4.36033333333333cm"/>
    </style:style>
    <style:style style:name="co4" style:family="table-column">
      <style:table-column-properties fo:break-before="auto" style:column-width="4.78366666666667cm"/>
    </style:style>
    <style:style style:name="co5" style:family="table-column">
      <style:table-column-properties fo:break-before="auto" style:column-width="2.24366666666667cm"/>
    </style:style>
    <style:style style:name="co6" style:family="table-column">
      <style:table-column-properties fo:break-before="auto" style:column-width="3.09033333333333cm"/>
    </style:style>
    <style:style style:name="co7" style:family="table-column">
      <style:table-column-properties fo:break-before="auto" style:column-width="3.937cm"/>
    </style:style>
    <style:style style:name="co8" style:family="table-column">
      <style:table-column-properties fo:break-before="auto" style:column-width="3.513666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955cm" style:use-optimal-column-width="true"/>
    </style:style>
    <style:style style:name="co11" style:family="table-column">
      <style:table-column-properties fo:break-before="auto" style:column-width="1.94733333333333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69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April_2022.E2"/>
    </style:style>
    <style:style style:name="ce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April_2022.G2"/>
    </style:style>
    <style:style style:name="ce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pril_2022.F2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pril_2022.F2"/>
    </style:style>
    <style:style style:name="ce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April_2022.E2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May_2022.E2"/>
    </style:style>
    <style:style style:name="ce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May_2022.G2"/>
    </style:style>
    <style:style style:name="ce2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y_2022.F2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y_2022.F2"/>
    </style:style>
    <style:style style:name="ce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May_2022.E2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une_2022.E2"/>
    </style:style>
    <style:style style:name="ce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une_2022.G2"/>
    </style:style>
    <style:style style:name="ce3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ne_2022.F2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ne_2022.F2"/>
    </style:style>
    <style:style style:name="ce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une_2022.E2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uly_2022.E2"/>
    </style:style>
    <style:style style:name="ce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uly_2022.G2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ly_2022.F2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ly_2022.F2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uly_2022.E2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August_2022.E2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August_2022.G2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ugust_2022.F2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ugust_2022.F2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August_2022.E2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Sept_2022.E2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Sept_2022.G2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Sept_2022.F2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Sept_2022.F2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Sept_2022.E2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Oct_2022.E2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Oct_2022.G2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Oct_2022.F2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Oct_2022.F2"/>
    </style:style>
    <style:style style:name="ce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Oct_2022.E2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Nov_2022.E2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Nov_2022.G2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Nov_2022.F2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Nov_2022.F2"/>
    </style:style>
    <style:style style:name="ce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Nov_2022.E2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Dec_2022.E2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Dec_2022.G2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Dec_2022.F2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Dec_2022.F2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Dec_2022.E2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an_2023.E2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an_2023.G2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an_2023.F2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an_2023.F2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an_2023.E2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Feb_2023.E2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Feb_2023.G2"/>
    </style:style>
    <style:style style:name="ce7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Feb_2023.F2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Feb_2023.F2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Feb_2023.E2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March_2023.E2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March_2023.G2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rch_2023.F2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rch_2023.F2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March_2023.E2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#REF!])" table:base-cell-address="April_2022.C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[.W2])" table:base-cell-address="April_2022.Y2">
          <table:help-message table:display="true"/>
          <table:error-message table:display="true"/>
        </table:content-validation>
        <table:content-validation table:name="val7" table:condition="of:cell-content-is-decimal-number() and cell-content-is-between(0,[.F2])" table:base-cell-address="April_2022.G2">
          <table:help-message table:display="true"/>
          <table:error-message table:display="true"/>
        </table:content-validation>
        <table:content-validation table:name="val8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9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10" table:condition="of:cell-content-is-decimal-number() and cell-content-is-between(0,[.F2])" table:base-cell-address="May_2022.G2">
          <table:help-message table:display="true"/>
          <table:error-message table:display="true"/>
        </table:content-validation>
        <table:content-validation table:name="val11" table:condition="of:cell-content-is-decimal-number() and cell-content-is-between(0,[.W2])" table:base-cell-address="May_2022.Y2">
          <table:help-message table:display="true"/>
          <table:error-message table:display="true"/>
        </table:content-validation>
        <table:content-validation table:name="val12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3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4" table:condition="of:cell-content-is-in-list([.#REF!])" table:base-cell-address="May_2022.C2">
          <table:help-message table:display="true"/>
          <table:error-message table:display="true"/>
        </table:content-validation>
        <table:content-validation table:name="val1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7" table:condition="of:cell-content-is-decimal-number() and cell-content-is-between(0,[.W2])" table:base-cell-address="June_2022.Y2">
          <table:help-message table:display="true"/>
          <table:error-message table:display="true"/>
        </table:content-validation>
        <table:content-validation table:name="val18" table:condition="of:cell-content-is-decimal-number() and cell-content-is-between(0,[.F2])" table:base-cell-address="June_2022.G2">
          <table:help-message table:display="true"/>
          <table:error-message table:display="true"/>
        </table:content-validation>
        <table:content-validation table:name="val19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1" table:condition="of:cell-content-is-in-list([.#REF!])" table:base-cell-address="June_2022.C2">
          <table:help-message table:display="true"/>
          <table:error-message table:display="true"/>
        </table:content-validation>
        <table:content-validation table:name="val22" table:condition="of:cell-content-is-in-list([.#REF!])" table:base-cell-address="July_2022.C2">
          <table:help-message table:display="true"/>
          <table:error-message table:display="true"/>
        </table:content-validation>
        <table:content-validation table:name="val2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5" table:condition="of:cell-content-is-decimal-number() and cell-content-is-between(0,[.F2])" table:base-cell-address="July_2022.G2">
          <table:help-message table:display="true"/>
          <table:error-message table:display="true"/>
        </table:content-validation>
        <table:content-validation table:name="val26" table:condition="of:cell-content-is-decimal-number() and cell-content-is-between(0,[.W2])" table:base-cell-address="July_2022.Y2">
          <table:help-message table:display="true"/>
          <table:error-message table:display="true"/>
        </table:content-validation>
        <table:content-validation table:name="val2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2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29" table:condition="of:cell-content-is-in-list([.#REF!])" table:base-cell-address="August_2022.C2">
          <table:help-message table:display="true"/>
          <table:error-message table:display="true"/>
        </table:content-validation>
        <table:content-validation table:name="val3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2" table:condition="of:cell-content-is-decimal-number() and cell-content-is-between(0,[.F2])" table:base-cell-address="August_2022.G2">
          <table:help-message table:display="true"/>
          <table:error-message table:display="true"/>
        </table:content-validation>
        <table:content-validation table:name="val33" table:condition="of:cell-content-is-decimal-number() and cell-content-is-between(0,[.W2])" table:base-cell-address="August_2022.Y2">
          <table:help-message table:display="true"/>
          <table:error-message table:display="true"/>
        </table:content-validation>
        <table:content-validation table:name="val3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8" table:condition="of:cell-content-is-decimal-number() and cell-content-is-between(0,[.W2])" table:base-cell-address="Sept_2022.Y2">
          <table:help-message table:display="true"/>
          <table:error-message table:display="true"/>
        </table:content-validation>
        <table:content-validation table:name="val39" table:condition="of:cell-content-is-decimal-number() and cell-content-is-between(0,[.F2])" table:base-cell-address="Sept_2022.G2">
          <table:help-message table:display="true"/>
          <table:error-message table:display="true"/>
        </table:content-validation>
        <table:content-validation table:name="val40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2" table:condition="of:cell-content-is-in-list([.#REF!])" table:base-cell-address="Sept_2022.C2">
          <table:help-message table:display="true"/>
          <table:error-message table:display="true"/>
        </table:content-validation>
        <table:content-validation table:name="val43" table:condition="of:cell-content-is-in-list([.#REF!])" table:base-cell-address="Oct_2022.C2">
          <table:help-message table:display="true"/>
          <table:error-message table:display="true"/>
        </table:content-validation>
        <table:content-validation table:name="val4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6" table:condition="of:cell-content-is-decimal-number() and cell-content-is-between(0,[.F2])" table:base-cell-address="Oct_2022.G2">
          <table:help-message table:display="true"/>
          <table:error-message table:display="true"/>
        </table:content-validation>
        <table:content-validation table:name="val47" table:condition="of:cell-content-is-decimal-number() and cell-content-is-between(0,[.W2])" table:base-cell-address="Oct_2022.Y2">
          <table:help-message table:display="true"/>
          <table:error-message table:display="true"/>
        </table:content-validation>
        <table:content-validation table:name="val4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4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1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2" table:condition="of:cell-content-is-decimal-number() and cell-content-is-between(0,[.W2])" table:base-cell-address="Nov_2022.Y2">
          <table:help-message table:display="true"/>
          <table:error-message table:display="true"/>
        </table:content-validation>
        <table:content-validation table:name="val53" table:condition="of:cell-content-is-decimal-number() and cell-content-is-between(0,[.F2])" table:base-cell-address="Nov_2022.G2">
          <table:help-message table:display="true"/>
          <table:error-message table:display="true"/>
        </table:content-validation>
        <table:content-validation table:name="val5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5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6" table:condition="of:cell-content-is-in-list([.#REF!])" table:base-cell-address="Nov_2022.C2">
          <table:help-message table:display="true"/>
          <table:error-message table:display="true"/>
        </table:content-validation>
        <table:content-validation table:name="val5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9" table:condition="of:cell-content-is-decimal-number() and cell-content-is-between(0,[.W2])" table:base-cell-address="Dec_2022.Y2">
          <table:help-message table:display="true"/>
          <table:error-message table:display="true"/>
        </table:content-validation>
        <table:content-validation table:name="val60" table:condition="of:cell-content-is-decimal-number() and cell-content-is-between(0,[.F2])" table:base-cell-address="Dec_2022.G2">
          <table:help-message table:display="true"/>
          <table:error-message table:display="true"/>
        </table:content-validation>
        <table:content-validation table:name="val6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3" table:condition="of:cell-content-is-in-list([.#REF!])" table:base-cell-address="Dec_2022.C2">
          <table:help-message table:display="true"/>
          <table:error-message table:display="true"/>
        </table:content-validation>
        <table:content-validation table:name="val64" table:condition="of:cell-content-is-in-list([.#REF!])" table:base-cell-address="Jan_2023.C2">
          <table:help-message table:display="true"/>
          <table:error-message table:display="true"/>
        </table:content-validation>
        <table:content-validation table:name="val6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6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7" table:condition="of:cell-content-is-decimal-number() and cell-content-is-between(0,[.F2])" table:base-cell-address="Jan_2023.G2">
          <table:help-message table:display="true"/>
          <table:error-message table:display="true"/>
        </table:content-validation>
        <table:content-validation table:name="val68" table:condition="of:cell-content-is-decimal-number() and cell-content-is-between(0,[.W2])" table:base-cell-address="Jan_2023.Y2">
          <table:help-message table:display="true"/>
          <table:error-message table:display="true"/>
        </table:content-validation>
        <table:content-validation table:name="val6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1" table:condition="of:cell-content-is-in-list([.#REF!])" table:base-cell-address="Feb_2023.C2">
          <table:help-message table:display="true"/>
          <table:error-message table:display="true"/>
        </table:content-validation>
        <table:content-validation table:name="val7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7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74" table:condition="of:cell-content-is-decimal-number() and cell-content-is-between(0,[.F2])" table:base-cell-address="Feb_2023.G2">
          <table:help-message table:display="true"/>
          <table:error-message table:display="true"/>
        </table:content-validation>
        <table:content-validation table:name="val75" table:condition="of:cell-content-is-decimal-number() and cell-content-is-between(0,[.W2])" table:base-cell-address="Feb_2023.Y2">
          <table:help-message table:display="true"/>
          <table:error-message table:display="true"/>
        </table:content-validation>
        <table:content-validation table:name="val7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80" table:condition="of:cell-content-is-decimal-number() and cell-content-is-between(0,[.W2])" table:base-cell-address="March_2023.Y2">
          <table:help-message table:display="true"/>
          <table:error-message table:display="true"/>
        </table:content-validation>
        <table:content-validation table:name="val81" table:condition="of:cell-content-is-decimal-number() and cell-content-is-between(0,[.F2])" table:base-cell-address="March_2023.G2">
          <table:help-message table:display="true"/>
          <table:error-message table:display="true"/>
        </table:content-validation>
        <table:content-validation table:name="val8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8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84" table:condition="of:cell-content-is-in-list([.#REF!])" table:base-cell-address="March_2023.C2">
          <table:help-message table:display="true"/>
          <table:error-message table:display="true"/>
        </table:content-validation>
      </table:content-validations>
      <table:table table:name="April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" table:style-name="ce2">
            <text:p>Year</text:p>
          </table:table-cell>
          <table:table-cell office:value-type="string" table:content-validation-name="val3" table:style-name="ce2">
            <text:p>Month</text:p>
          </table:table-cell>
          <table:table-cell office:value-type="string" table:content-validation-name="val3" table:style-name="ce3">
            <text:p>Organisation name</text:p>
          </table:table-cell>
          <table:table-cell office:value-type="string" table:content-validation-name="val3" table:style-name="ce3">
            <text:p>Organisation type</text:p>
          </table:table-cell>
          <table:table-cell office:value-type="string" table:content-validation-name="val3" table:style-name="ce4">
            <office:annotation draw:style-name="a0" svg:x="3.24166666666667in" svg:y="0in" svg:width="3.99166666666667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" table:style-name="ce4">
            <text:p>Payroll staff;</text:p>
            <text:p>Total;</text:p>
            <text:p>Headcount</text:p>
          </table:table-cell>
          <table:table-cell office:value-type="string" table:content-validation-name="val3" table:style-name="ce4">
            <text:p>Payroll staff;</text:p>
            <text:p>Total;</text:p>
            <text:p>Full-time equivalent</text:p>
          </table:table-cell>
          <table:table-cell office:value-type="string" table:content-validation-name="val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" table:style-name="ce4">
            <text:p>Payroll staff costs;</text:p>
            <text:p>Salary</text:p>
          </table:table-cell>
          <table:table-cell office:value-type="string" table:content-validation-name="val4" table:style-name="ce4">
            <text:p>Payroll staff costs;</text:p>
            <text:p>Allowances</text:p>
          </table:table-cell>
          <table:table-cell office:value-type="string" table:content-validation-name="val4" table:style-name="ce4">
            <text:p>Payroll staff costs;</text:p>
            <text:p>Non-consolidated performance payments</text:p>
          </table:table-cell>
          <table:table-cell office:value-type="string" table:content-validation-name="val4" table:style-name="ce4">
            <text:p>Payroll staff costs;</text:p>
            <text:p>Overtime</text:p>
          </table:table-cell>
          <table:table-cell office:value-type="string" table:content-validation-name="val4" table:style-name="ce4">
            <text:p>Payroll staff costs;</text:p>
            <text:p>Employer pension contributions</text:p>
          </table:table-cell>
          <table:table-cell office:value-type="string" table:content-validation-name="val4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Attorney General's Office</text:p>
          </table:table-cell>
          <table:table-cell office:value-type="string" table:content-validation-name="val1" table:style-name="ce8">
            <text:p>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1" table:content-validation-name="val2" table:style-name="ce22">
            <text:p>1.00</text:p>
          </table:table-cell>
          <table:table-cell office:value-type="float" office:value="1" table:content-validation-name="val7" table:style-name="ce21">
            <text:p>1.00</text:p>
          </table:table-cell>
          <table:table-cell office:value-type="float" office:value="7" table:content-validation-name="val2" table:style-name="ce22">
            <text:p>7.00</text:p>
          </table:table-cell>
          <table:table-cell office:value-type="float" office:value="7" table:content-validation-name="val7" table:style-name="ce21">
            <text:p>7.00</text:p>
          </table:table-cell>
          <table:table-cell office:value-type="float" office:value="12" table:content-validation-name="val2" table:style-name="ce22">
            <text:p>12.00</text:p>
          </table:table-cell>
          <table:table-cell office:value-type="float" office:value="12" table:content-validation-name="val7" table:style-name="ce21">
            <text:p>12.00</text:p>
          </table:table-cell>
          <table:table-cell office:value-type="float" office:value="21" table:content-validation-name="val2" table:style-name="ce22">
            <text:p>21.00</text:p>
          </table:table-cell>
          <table:table-cell office:value-type="float" office:value="19.970833333333331" table:content-validation-name="val7" table:style-name="ce21">
            <text:p>19.97</text:p>
          </table:table-cell>
          <table:table-cell office:value-type="float" office:value="5" table:content-validation-name="val2" table:style-name="ce22">
            <text:p>5.00</text:p>
          </table:table-cell>
          <table:table-cell office:value-type="float" office:value="5" table:content-validation-name="val7" table:style-name="ce21">
            <text:p>5.00</text:p>
          </table:table-cell>
          <table:table-cell table:content-validation-name="val2" table:style-name="ce22"/>
          <table:table-cell table:content-validation-name="val7" table:style-name="ce21"/>
          <table:table-cell office:value-type="float" office:value="46" table:formula="of:=SUM([.F2];[.H2];[.J2];[.L2];[.N2];[.P2])" table:content-validation-name="val3" table:style-name="ce10">
            <text:p>46</text:p>
          </table:table-cell>
          <table:table-cell office:value-type="float" office:value="44.970833333333331" table:formula="of:=SUM([.G2];[.I2];[.K2];[.M2];[.O2];[.Q2])" table:content-validation-name="val3" table:style-name="ce10">
            <text:p>45</text:p>
          </table:table-cell>
          <table:table-cell office:value-type="float" office:value="2" table:content-validation-name="val5" table:style-name="ce23">
            <text:p>2</text:p>
          </table:table-cell>
          <table:table-cell office:value-type="float" office:value="2" table:content-validation-name="val7" table:style-name="ce21">
            <text:p>2.00</text:p>
          </table:table-cell>
          <table:table-cell table:content-validation-name="val5" table:style-name="ce23"/>
          <table:table-cell table:content-validation-name="val7" table:style-name="ce21"/>
          <table:table-cell table:content-validation-name="val7" table:style-name="ce21"/>
          <table:table-cell table:content-validation-name="val6" table:style-name="ce24"/>
          <table:table-cell office:value-type="float" office:value="2" table:formula="of:=SUM([.T2];[.V2];[.X2])" table:style-name="ce12">
            <text:p>2</text:p>
          </table:table-cell>
          <table:table-cell office:value-type="float" office:value="2" table:formula="of:=SUM([.U2];[.W2];[.Y2])" table:style-name="ce12">
            <text:p>2</text:p>
          </table:table-cell>
          <table:table-cell table:style-name="ce13"/>
          <table:table-cell office:value-type="float" office:value="48" table:formula="of:=[.R2]+[.Z2]" table:content-validation-name="val3" table:style-name="ce14">
            <text:p>48</text:p>
          </table:table-cell>
          <table:table-cell office:value-type="float" office:value="46.970833333333331" table:formula="of:=[.S2]+[.AA2]" table:content-validation-name="val3" table:style-name="ce14">
            <text:p>47</text:p>
          </table:table-cell>
          <table:table-cell office:value-type="currency" office:value="190087.65" table:content-validation-name="val4" table:style-name="ce15">
            <text:p>£190,087.65</text:p>
          </table:table-cell>
          <table:table-cell office:value-type="currency" office:value="6177.12" table:content-validation-name="val4" table:style-name="ce15">
            <text:p>£6,177.12</text:p>
          </table:table-cell>
          <table:table-cell office:value-type="currency" office:value="28800" table:content-validation-name="val4" table:style-name="ce15">
            <text:p>£28,80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49821.52" table:content-validation-name="val4" table:style-name="ce15">
            <text:p>£49,821.52</text:p>
          </table:table-cell>
          <table:table-cell office:value-type="currency" office:value="28231.83" table:content-validation-name="val4" table:style-name="ce15">
            <text:p>£28,231.83</text:p>
          </table:table-cell>
          <table:table-cell office:value-type="currency" office:value="303118.12" table:formula="of:=SUM([.AE2:.AJ2])" table:style-name="ce16">
            <text:p>£303,118.12</text:p>
          </table:table-cell>
          <table:table-cell office:value-type="currency" office:value="2165.2800000000002" table:content-validation-name="val4" table:style-name="ce17">
            <text:p>£2,165.28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2165.2800000000002" table:formula="of:=SUM([.AL2:.AM2])" table:style-name="ce18">
            <text:p>£2,165.28</text:p>
          </table:table-cell>
          <table:table-cell office:value-type="currency" office:value="305283.40000000002" table:formula="of:=SUM([.AN2];[.AK2])" table:style-name="ce16">
            <text:p>£305,283.4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Government Legal Department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57" table:content-validation-name="val2" table:style-name="ce22">
            <text:p>57.00</text:p>
          </table:table-cell>
          <table:table-cell office:value-type="float" office:value="52.589939939939946" table:content-validation-name="val7" table:style-name="ce21">
            <text:p>52.59</text:p>
          </table:table-cell>
          <table:table-cell office:value-type="float" office:value="347" table:content-validation-name="val2" table:style-name="ce22">
            <text:p>347.00</text:p>
          </table:table-cell>
          <table:table-cell office:value-type="float" office:value="336.66101458601446" table:content-validation-name="val7" table:style-name="ce21">
            <text:p>336.66</text:p>
          </table:table-cell>
          <table:table-cell office:value-type="float" office:value="252" table:content-validation-name="val2" table:style-name="ce22">
            <text:p>252.00</text:p>
          </table:table-cell>
          <table:table-cell office:value-type="float" office:value="244.55322822822822" table:content-validation-name="val7" table:style-name="ce21">
            <text:p>244.55</text:p>
          </table:table-cell>
          <table:table-cell office:value-type="float" office:value="1767" table:content-validation-name="val2" table:style-name="ce22">
            <text:p>1767.00</text:p>
          </table:table-cell>
          <table:table-cell office:value-type="float" office:value="1618.3268908193868" table:content-validation-name="val7" table:style-name="ce21">
            <text:p>1618.33</text:p>
          </table:table-cell>
          <table:table-cell office:value-type="float" office:value="211" table:content-validation-name="val2" table:style-name="ce22">
            <text:p>211.00</text:p>
          </table:table-cell>
          <table:table-cell office:value-type="float" office:value="199.13119369369372" table:content-validation-name="val7" table:style-name="ce21">
            <text:p>199.13</text:p>
          </table:table-cell>
          <table:table-cell table:content-validation-name="val2" table:style-name="ce22"/>
          <table:table-cell table:content-validation-name="val7" table:style-name="ce21"/>
          <table:table-cell office:value-type="float" office:value="2634" table:formula="of:=SUM([.F3];[.H3];[.J3];[.L3];[.N3];[.P3])" table:content-validation-name="val3" table:style-name="ce10">
            <text:p>2,634</text:p>
          </table:table-cell>
          <table:table-cell office:value-type="float" office:value="2451.2622672672633" table:formula="of:=SUM([.G3];[.I3];[.K3];[.M3];[.O3];[.Q3])" table:content-validation-name="val3" table:style-name="ce10">
            <text:p>2,451</text:p>
          </table:table-cell>
          <table:table-cell office:value-type="float" office:value="160" table:content-validation-name="val5" table:style-name="ce23">
            <text:p>160</text:p>
          </table:table-cell>
          <table:table-cell office:value-type="float" office:value="157.66" table:content-validation-name="val7" table:style-name="ce21">
            <text:p>157.66</text:p>
          </table:table-cell>
          <table:table-cell office:value-type="float" office:value="195" table:content-validation-name="val5" table:style-name="ce23">
            <text:p>195</text:p>
          </table:table-cell>
          <table:table-cell office:value-type="float" office:value="192.41" table:content-validation-name="val7" table:style-name="ce21">
            <text:p>192.41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6" table:style-name="ce24">
            <text:p>0.00</text:p>
          </table:table-cell>
          <table:table-cell office:value-type="float" office:value="355" table:formula="of:=SUM([.T3];[.V3];[.X3])" table:style-name="ce12">
            <text:p>355</text:p>
          </table:table-cell>
          <table:table-cell office:value-type="float" office:value="350.07" table:formula="of:=SUM([.U3];[.W3];[.Y3])" table:style-name="ce12">
            <text:p>350</text:p>
          </table:table-cell>
          <table:table-cell office:value-type="float" office:value="2" table:style-name="ce19">
            <text:p>2.00</text:p>
          </table:table-cell>
          <table:table-cell office:value-type="float" office:value="2989" table:formula="of:=[.R3]+[.Z3]" table:content-validation-name="val3" table:style-name="ce14">
            <text:p>2,989</text:p>
          </table:table-cell>
          <table:table-cell office:value-type="float" office:value="2801.3322672672634" table:formula="of:=[.S3]+[.AA3]" table:content-validation-name="val3" table:style-name="ce14">
            <text:p>2,801</text:p>
          </table:table-cell>
          <table:table-cell office:value-type="currency" office:value="11023510.07" table:content-validation-name="val4" table:style-name="ce15">
            <text:p>£11,023,510.07</text:p>
          </table:table-cell>
          <table:table-cell office:value-type="currency" office:value="37757.800000000003" table:content-validation-name="val4" table:style-name="ce15">
            <text:p>£37,757.80</text:p>
          </table:table-cell>
          <table:table-cell office:value-type="currency" office:value="102000" table:content-validation-name="val4" table:style-name="ce15">
            <text:p>£102,000.00</text:p>
          </table:table-cell>
          <table:table-cell office:value-type="currency" office:value="363496.51" table:content-validation-name="val4" table:style-name="ce15">
            <text:p>£363,496.51</text:p>
          </table:table-cell>
          <table:table-cell office:value-type="currency" office:value="3038298" table:content-validation-name="val4" table:style-name="ce15">
            <text:p>£3,038,298.00</text:p>
          </table:table-cell>
          <table:table-cell office:value-type="currency" office:value="1429443.98" table:content-validation-name="val4" table:style-name="ce15">
            <text:p>£1,429,443.98</text:p>
          </table:table-cell>
          <table:table-cell office:value-type="currency" office:value="15994506.360000001" table:formula="of:=SUM([.AE3:.AJ3])" table:style-name="ce16">
            <text:p>£15,994,506.36</text:p>
          </table:table-cell>
          <table:table-cell office:value-type="currency" office:value="1579111.79" table:content-validation-name="val4" table:style-name="ce17">
            <text:p>£1,579,111.79</text:p>
          </table:table-cell>
          <table:table-cell office:value-type="currency" office:value="31367.56" table:content-validation-name="val4" table:style-name="ce17">
            <text:p>£31,367.56</text:p>
          </table:table-cell>
          <table:table-cell office:value-type="currency" office:value="1610479.35" table:formula="of:=SUM([.AL3:.AM3])" table:style-name="ce18">
            <text:p>£1,610,479.35</text:p>
          </table:table-cell>
          <table:table-cell office:value-type="currency" office:value="17604985.710000001" table:formula="of:=SUM([.AN3];[.AK3])" table:style-name="ce16">
            <text:p>£17,604,985.71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Crown Prosecution Service Inspectorate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4" table:content-validation-name="val2" table:style-name="ce22">
            <text:p>4.00</text:p>
          </table:table-cell>
          <table:table-cell office:value-type="float" office:value="4" table:content-validation-name="val7" table:style-name="ce21">
            <text:p>4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1" table:content-validation-name="val2" table:style-name="ce22">
            <text:p>1.00</text:p>
          </table:table-cell>
          <table:table-cell office:value-type="float" office:value="0.88888888888888895" table:content-validation-name="val7" table:style-name="ce21">
            <text:p>0.89</text:p>
          </table:table-cell>
          <table:table-cell office:value-type="float" office:value="21" table:content-validation-name="val2" table:style-name="ce22">
            <text:p>21.00</text:p>
          </table:table-cell>
          <table:table-cell office:value-type="float" office:value="19.591569069069067" table:content-validation-name="val7" table:style-name="ce21">
            <text:p>19.59</text:p>
          </table:table-cell>
          <table:table-cell office:value-type="float" office:value="3" table:content-validation-name="val2" table:style-name="ce22">
            <text:p>3.00</text:p>
          </table:table-cell>
          <table:table-cell office:value-type="float" office:value="3" table:content-validation-name="val7" table:style-name="ce21">
            <text:p>3.00</text:p>
          </table:table-cell>
          <table:table-cell table:content-validation-name="val2" table:style-name="ce22"/>
          <table:table-cell table:content-validation-name="val7" table:style-name="ce21"/>
          <table:table-cell office:value-type="float" office:value="29" table:formula="of:=SUM([.F4];[.H4];[.J4];[.L4];[.N4];[.P4])" table:content-validation-name="val3" table:style-name="ce10">
            <text:p>29</text:p>
          </table:table-cell>
          <table:table-cell office:value-type="float" office:value="27.480457957957956" table:formula="of:=SUM([.G4];[.I4];[.K4];[.M4];[.O4];[.Q4])" table:content-validation-name="val3" table:style-name="ce10">
            <text:p>27</text:p>
          </table:table-cell>
          <table:table-cell table:content-validation-name="val5" table:style-name="ce23"/>
          <table:table-cell table:content-validation-name="val7" table:style-name="ce21"/>
          <table:table-cell table:content-validation-name="val5" table:style-name="ce23"/>
          <table:table-cell table:content-validation-name="val7" table:style-name="ce21"/>
          <table:table-cell table:content-validation-name="val7" table:style-name="ce21"/>
          <table:table-cell table:content-validation-name="val6" table:style-name="ce2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29" table:formula="of:=[.R4]+[.Z4]" table:content-validation-name="val3" table:style-name="ce14">
            <text:p>29</text:p>
          </table:table-cell>
          <table:table-cell office:value-type="float" office:value="27.480457957957956" table:formula="of:=[.S4]+[.AA4]" table:content-validation-name="val3" table:style-name="ce14">
            <text:p>27</text:p>
          </table:table-cell>
          <table:table-cell office:value-type="currency" office:value="139304.09" table:content-validation-name="val4" table:style-name="ce15">
            <text:p>£139,304.09</text:p>
          </table:table-cell>
          <table:table-cell office:value-type="currency" office:value="500.19" table:content-validation-name="val4" table:style-name="ce15">
            <text:p>£500.19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39969.360000000001" table:content-validation-name="val4" table:style-name="ce15">
            <text:p>£39,969.36</text:p>
          </table:table-cell>
          <table:table-cell office:value-type="currency" office:value="17271.080000000002" table:content-validation-name="val4" table:style-name="ce15">
            <text:p>£17,271.08</text:p>
          </table:table-cell>
          <table:table-cell office:value-type="currency" office:value="197044.72000000003" table:formula="of:=SUM([.AE4:.AJ4])" table:style-name="ce16">
            <text:p>£197,044.72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7044.72000000003" table:formula="of:=SUM([.AN4];[.AK4])" table:style-name="ce16">
            <text:p>£197,044.72</text:p>
          </table:table-cell>
          <table:table-cell table:number-columns-repeated="16343"/>
        </table:table-row>
        <table:table-row table:number-rows-repeated="7" table:style-name="ro3">
          <table:table-cell table:number-columns-repeated="16384" table:style-name="ce1"/>
        </table:table-row>
        <table:table-row table:style-name="ro3"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62" table:style-name="ce1"/>
        </table:table-row>
        <table:table-row table:number-rows-repeated="1048564" table:style-name="ro4">
          <table:table-cell table:number-columns-repeated="16384"/>
        </table:table-row>
      </table:table>
      <table:table table:name="May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8" table:style-name="ce2">
            <text:p>Year</text:p>
          </table:table-cell>
          <table:table-cell office:value-type="string" table:content-validation-name="val8" table:style-name="ce2">
            <text:p>Month</text:p>
          </table:table-cell>
          <table:table-cell office:value-type="string" table:content-validation-name="val8" table:style-name="ce3">
            <text:p>Organisation name</text:p>
          </table:table-cell>
          <table:table-cell office:value-type="string" table:content-validation-name="val8" table:style-name="ce3">
            <text:p>Organisation type</text:p>
          </table:table-cell>
          <table:table-cell office:value-type="string" table:content-validation-name="val8" table:style-name="ce4">
            <office:annotation draw:style-name="a1" svg:x="3.24166666666667in" svg:y="0in" svg:width="3.99166666666667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8" table:style-name="ce4">
            <text:p>Payroll staff;</text:p>
            <text:p>Total;</text:p>
            <text:p>Headcount</text:p>
          </table:table-cell>
          <table:table-cell office:value-type="string" table:content-validation-name="val8" table:style-name="ce4">
            <text:p>Payroll staff;</text:p>
            <text:p>Total;</text:p>
            <text:p>Full-time equivalent</text:p>
          </table:table-cell>
          <table:table-cell office:value-type="string" table:content-validation-name="val8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8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8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8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8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8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8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8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8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3" table:style-name="ce4">
            <text:p>Payroll staff costs;</text:p>
            <text:p>Salary</text:p>
          </table:table-cell>
          <table:table-cell office:value-type="string" table:content-validation-name="val13" table:style-name="ce4">
            <text:p>Payroll staff costs;</text:p>
            <text:p>Allowances</text:p>
          </table:table-cell>
          <table:table-cell office:value-type="string" table:content-validation-name="val13" table:style-name="ce4">
            <text:p>Payroll staff costs;</text:p>
            <text:p>Non-consolidated performance payments</text:p>
          </table:table-cell>
          <table:table-cell office:value-type="string" table:content-validation-name="val13" table:style-name="ce4">
            <text:p>Payroll staff costs;</text:p>
            <text:p>Overtime</text:p>
          </table:table-cell>
          <table:table-cell office:value-type="string" table:content-validation-name="val13" table:style-name="ce4">
            <text:p>Payroll staff costs;</text:p>
            <text:p>Employer pension contributions</text:p>
          </table:table-cell>
          <table:table-cell office:value-type="string" table:content-validation-name="val13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14" table:style-name="ce8">
            <text:p>Attorney General's Office</text:p>
          </table:table-cell>
          <table:table-cell office:value-type="string" table:content-validation-name="val14" table:style-name="ce8">
            <text:p>Ministerial Department</text:p>
          </table:table-cell>
          <table:table-cell office:value-type="string" table:content-validation-name="val14" table:style-name="ce25">
            <text:p>Attorney General's Departments</text:p>
          </table:table-cell>
          <table:table-cell office:value-type="float" office:value="7" table:content-validation-name="val9" table:style-name="ce27">
            <text:p>7.00</text:p>
          </table:table-cell>
          <table:table-cell office:value-type="float" office:value="7" table:content-validation-name="val10" table:style-name="ce26">
            <text:p>7.00</text:p>
          </table:table-cell>
          <table:table-cell office:value-type="float" office:value="7" table:content-validation-name="val9" table:style-name="ce27">
            <text:p>7.00</text:p>
          </table:table-cell>
          <table:table-cell office:value-type="float" office:value="7" table:content-validation-name="val10" table:style-name="ce26">
            <text:p>7.00</text:p>
          </table:table-cell>
          <table:table-cell office:value-type="float" office:value="13" table:content-validation-name="val9" table:style-name="ce27">
            <text:p>13.00</text:p>
          </table:table-cell>
          <table:table-cell office:value-type="float" office:value="13" table:content-validation-name="val10" table:style-name="ce26">
            <text:p>13.00</text:p>
          </table:table-cell>
          <table:table-cell office:value-type="float" office:value="20" table:content-validation-name="val9" table:style-name="ce27">
            <text:p>20.00</text:p>
          </table:table-cell>
          <table:table-cell office:value-type="float" office:value="18.970833333333331" table:content-validation-name="val10" table:style-name="ce26">
            <text:p>18.97</text:p>
          </table:table-cell>
          <table:table-cell office:value-type="float" office:value="5" table:content-validation-name="val9" table:style-name="ce27">
            <text:p>5.00</text:p>
          </table:table-cell>
          <table:table-cell office:value-type="float" office:value="5" table:content-validation-name="val10" table:style-name="ce26">
            <text:p>5.00</text:p>
          </table:table-cell>
          <table:table-cell table:content-validation-name="val9" table:style-name="ce27"/>
          <table:table-cell table:content-validation-name="val10" table:style-name="ce26"/>
          <table:table-cell office:value-type="float" office:value="52" table:formula="of:=SUM([.F2];[.H2];[.J2];[.L2];[.N2];[.P2])" table:content-validation-name="val8" table:style-name="ce10">
            <text:p>52</text:p>
          </table:table-cell>
          <table:table-cell office:value-type="float" office:value="50.970833333333331" table:formula="of:=SUM([.G2];[.I2];[.K2];[.M2];[.O2];[.Q2])" table:content-validation-name="val8" table:style-name="ce10">
            <text:p>51</text:p>
          </table:table-cell>
          <table:table-cell office:value-type="float" office:value="1" table:content-validation-name="val12" table:style-name="ce28">
            <text:p>1</text:p>
          </table:table-cell>
          <table:table-cell office:value-type="float" office:value="1" table:content-validation-name="val10" table:style-name="ce26">
            <text:p>1.00</text:p>
          </table:table-cell>
          <table:table-cell office:value-type="float" office:value="0" table:content-validation-name="val12" table:style-name="ce28">
            <text:p>0</text:p>
          </table:table-cell>
          <table:table-cell office:value-type="float" office:value="0" table:content-validation-name="val10" table:style-name="ce26">
            <text:p>0.00</text:p>
          </table:table-cell>
          <table:table-cell office:value-type="float" office:value="0" table:content-validation-name="val10" table:style-name="ce26">
            <text:p>0.00</text:p>
          </table:table-cell>
          <table:table-cell office:value-type="float" office:value="0" table:content-validation-name="val11" table:style-name="ce29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3" table:formula="of:=[.R2]+[.Z2]" table:content-validation-name="val8" table:style-name="ce14">
            <text:p>53</text:p>
          </table:table-cell>
          <table:table-cell office:value-type="float" office:value="51.970833333333331" table:formula="of:=[.S2]+[.AA2]" table:content-validation-name="val8" table:style-name="ce14">
            <text:p>52</text:p>
          </table:table-cell>
          <table:table-cell office:value-type="currency" office:value="201380.53" table:content-validation-name="val13" table:style-name="ce15">
            <text:p>£201,380.53</text:p>
          </table:table-cell>
          <table:table-cell office:value-type="currency" office:value="7100.83" table:content-validation-name="val13" table:style-name="ce15">
            <text:p>£7,100.83</text:p>
          </table:table-cell>
          <table:table-cell office:value-type="currency" office:value="-5700" table:content-validation-name="val13" table:style-name="ce15">
            <text:p>-£5,700.00</text:p>
          </table:table-cell>
          <table:table-cell office:value-type="currency" office:value="1152.58" table:content-validation-name="val13" table:style-name="ce15">
            <text:p>£1,152.58</text:p>
          </table:table-cell>
          <table:table-cell office:value-type="currency" office:value="53645.09" table:content-validation-name="val13" table:style-name="ce15">
            <text:p>£53,645.09</text:p>
          </table:table-cell>
          <table:table-cell office:value-type="currency" office:value="23966" table:content-validation-name="val13" table:style-name="ce15">
            <text:p>£23,966.00</text:p>
          </table:table-cell>
          <table:table-cell office:value-type="currency" office:value="281545.02999999997" table:formula="of:=SUM([.AE2:.AJ2])" table:style-name="ce16">
            <text:p>£281,545.03</text:p>
          </table:table-cell>
          <table:table-cell office:value-type="currency" office:value="12668.31" table:content-validation-name="val13" table:style-name="ce17">
            <text:p>£12,668.31</text:p>
          </table:table-cell>
          <table:table-cell office:value-type="currency" office:value="0" table:content-validation-name="val13" table:style-name="ce17">
            <text:p>£0.00</text:p>
          </table:table-cell>
          <table:table-cell office:value-type="currency" office:value="12668.31" table:formula="of:=SUM([.AL2:.AM2])" table:style-name="ce18">
            <text:p>£12,668.31</text:p>
          </table:table-cell>
          <table:table-cell office:value-type="currency" office:value="294213.33999999997" table:formula="of:=SUM([.AN2];[.AK2])" table:style-name="ce16">
            <text:p>£294,213.34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14" table:style-name="ce8">
            <text:p>Government Legal Department</text:p>
          </table:table-cell>
          <table:table-cell office:value-type="string" table:content-validation-name="val14" table:style-name="ce8">
            <text:p>Non-Ministerial Department</text:p>
          </table:table-cell>
          <table:table-cell office:value-type="string" table:content-validation-name="val14" table:style-name="ce25">
            <text:p>Attorney General's Departments</text:p>
          </table:table-cell>
          <table:table-cell office:value-type="float" office:value="57" table:content-validation-name="val9" table:style-name="ce27">
            <text:p>57.00</text:p>
          </table:table-cell>
          <table:table-cell office:value-type="float" office:value="52.621471471471473" table:content-validation-name="val10" table:style-name="ce26">
            <text:p>52.62</text:p>
          </table:table-cell>
          <table:table-cell office:value-type="float" office:value="341" table:content-validation-name="val9" table:style-name="ce27">
            <text:p>341.00</text:p>
          </table:table-cell>
          <table:table-cell office:value-type="float" office:value="330.94479836979826" table:content-validation-name="val10" table:style-name="ce26">
            <text:p>330.94</text:p>
          </table:table-cell>
          <table:table-cell office:value-type="float" office:value="248" table:content-validation-name="val9" table:style-name="ce27">
            <text:p>248.00</text:p>
          </table:table-cell>
          <table:table-cell office:value-type="float" office:value="240.55322822822822" table:content-validation-name="val10" table:style-name="ce26">
            <text:p>240.55</text:p>
          </table:table-cell>
          <table:table-cell office:value-type="float" office:value="1747" table:content-validation-name="val9" table:style-name="ce27">
            <text:p>1747.00</text:p>
          </table:table-cell>
          <table:table-cell office:value-type="float" office:value="1599.1313610038567" table:content-validation-name="val10" table:style-name="ce26">
            <text:p>1599.13</text:p>
          </table:table-cell>
          <table:table-cell office:value-type="float" office:value="212" table:content-validation-name="val9" table:style-name="ce27">
            <text:p>212.00</text:p>
          </table:table-cell>
          <table:table-cell office:value-type="float" office:value="200.03689939939943" table:content-validation-name="val10" table:style-name="ce26">
            <text:p>200.04</text:p>
          </table:table-cell>
          <table:table-cell table:content-validation-name="val9" table:style-name="ce27"/>
          <table:table-cell table:content-validation-name="val10" table:style-name="ce26"/>
          <table:table-cell office:value-type="float" office:value="2605" table:formula="of:=SUM([.F3];[.H3];[.J3];[.L3];[.N3];[.P3])" table:content-validation-name="val8" table:style-name="ce10">
            <text:p>2,605</text:p>
          </table:table-cell>
          <table:table-cell office:value-type="float" office:value="2423.2877584727539" table:formula="of:=SUM([.G3];[.I3];[.K3];[.M3];[.O3];[.Q3])" table:content-validation-name="val8" table:style-name="ce10">
            <text:p>2,423</text:p>
          </table:table-cell>
          <table:table-cell office:value-type="float" office:value="163" table:content-validation-name="val12" table:style-name="ce28">
            <text:p>163</text:p>
          </table:table-cell>
          <table:table-cell office:value-type="float" office:value="160.46640926640924" table:content-validation-name="val10" table:style-name="ce26">
            <text:p>160.47</text:p>
          </table:table-cell>
          <table:table-cell office:value-type="float" office:value="199" table:content-validation-name="val12" table:style-name="ce28">
            <text:p>199</text:p>
          </table:table-cell>
          <table:table-cell office:value-type="float" office:value="196.77837837837839" table:content-validation-name="val10" table:style-name="ce26">
            <text:p>196.78</text:p>
          </table:table-cell>
          <table:table-cell office:value-type="float" office:value="0" table:content-validation-name="val10" table:style-name="ce26">
            <text:p>0.00</text:p>
          </table:table-cell>
          <table:table-cell office:value-type="float" office:value="0" table:content-validation-name="val11" table:style-name="ce29">
            <text:p>0.00</text:p>
          </table:table-cell>
          <table:table-cell office:value-type="float" office:value="362" table:formula="of:=SUM([.T3];[.V3];[.X3])" table:style-name="ce12">
            <text:p>362</text:p>
          </table:table-cell>
          <table:table-cell office:value-type="float" office:value="357.24478764478761" table:formula="of:=SUM([.U3];[.W3];[.Y3])" table:style-name="ce12">
            <text:p>357</text:p>
          </table:table-cell>
          <table:table-cell office:value-type="float" office:value="1" table:style-name="ce13">
            <text:p>1</text:p>
          </table:table-cell>
          <table:table-cell office:value-type="float" office:value="2967" table:formula="of:=[.R3]+[.Z3]" table:content-validation-name="val8" table:style-name="ce14">
            <text:p>2,967</text:p>
          </table:table-cell>
          <table:table-cell office:value-type="float" office:value="2780.5325461175416" table:formula="of:=[.S3]+[.AA3]" table:content-validation-name="val8" table:style-name="ce14">
            <text:p>2,781</text:p>
          </table:table-cell>
          <table:table-cell office:value-type="currency" office:value="10915694.380000001" table:content-validation-name="val13" table:style-name="ce15">
            <text:p>£10,915,694.38</text:p>
          </table:table-cell>
          <table:table-cell office:value-type="currency" office:value="40252.89" table:content-validation-name="val13" table:style-name="ce15">
            <text:p>£40,252.89</text:p>
          </table:table-cell>
          <table:table-cell office:value-type="currency" office:value="19750" table:content-validation-name="val13" table:style-name="ce15">
            <text:p>£19,750.00</text:p>
          </table:table-cell>
          <table:table-cell office:value-type="currency" office:value="217682.06" table:content-validation-name="val13" table:style-name="ce15">
            <text:p>£217,682.06</text:p>
          </table:table-cell>
          <table:table-cell office:value-type="currency" office:value="2996932.21" table:content-validation-name="val13" table:style-name="ce15">
            <text:p>£2,996,932.21</text:p>
          </table:table-cell>
          <table:table-cell office:value-type="currency" office:value="1381139.26" table:content-validation-name="val13" table:style-name="ce15">
            <text:p>£1,381,139.26</text:p>
          </table:table-cell>
          <table:table-cell office:value-type="currency" office:value="15571450.800000003" table:formula="of:=SUM([.AE3:.AJ3])" table:style-name="ce16">
            <text:p>£15,571,450.80</text:p>
          </table:table-cell>
          <table:table-cell office:value-type="currency" office:value="2648076.3199999998" table:content-validation-name="val13" table:style-name="ce17">
            <text:p>£2,648,076.32</text:p>
          </table:table-cell>
          <table:table-cell office:value-type="currency" office:value="133125" table:content-validation-name="val13" table:style-name="ce17">
            <text:p>£133,125.00</text:p>
          </table:table-cell>
          <table:table-cell office:value-type="currency" office:value="2781201.32" table:formula="of:=SUM([.AL3:.AM3])" table:style-name="ce18">
            <text:p>£2,781,201.32</text:p>
          </table:table-cell>
          <table:table-cell office:value-type="currency" office:value="18352652.120000001" table:formula="of:=SUM([.AN3];[.AK3])" table:style-name="ce16">
            <text:p>£18,352,652.12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14" table:style-name="ce8">
            <text:p>Crown Prosecution Service Inspectorate</text:p>
          </table:table-cell>
          <table:table-cell office:value-type="string" table:content-validation-name="val14" table:style-name="ce8">
            <text:p>Non-Ministerial Department</text:p>
          </table:table-cell>
          <table:table-cell office:value-type="string" table:content-validation-name="val14" table:style-name="ce25">
            <text:p>Attorney General's Departments</text:p>
          </table:table-cell>
          <table:table-cell office:value-type="float" office:value="4" table:content-validation-name="val9" table:style-name="ce27">
            <text:p>4.00</text:p>
          </table:table-cell>
          <table:table-cell office:value-type="float" office:value="4" table:content-validation-name="val10" table:style-name="ce26">
            <text:p>4.00</text:p>
          </table:table-cell>
          <table:table-cell office:value-type="float" office:value="0" table:content-validation-name="val9" table:style-name="ce27">
            <text:p>0.00</text:p>
          </table:table-cell>
          <table:table-cell office:value-type="float" office:value="0" table:content-validation-name="val10" table:style-name="ce26">
            <text:p>0.00</text:p>
          </table:table-cell>
          <table:table-cell office:value-type="float" office:value="1" table:content-validation-name="val9" table:style-name="ce27">
            <text:p>1.00</text:p>
          </table:table-cell>
          <table:table-cell office:value-type="float" office:value="0.88888888888888895" table:content-validation-name="val10" table:style-name="ce26">
            <text:p>0.89</text:p>
          </table:table-cell>
          <table:table-cell office:value-type="float" office:value="20" table:content-validation-name="val9" table:style-name="ce27">
            <text:p>20.00</text:p>
          </table:table-cell>
          <table:table-cell office:value-type="float" office:value="18.59156906906907" table:content-validation-name="val10" table:style-name="ce26">
            <text:p>18.59</text:p>
          </table:table-cell>
          <table:table-cell office:value-type="float" office:value="3" table:content-validation-name="val9" table:style-name="ce27">
            <text:p>3.00</text:p>
          </table:table-cell>
          <table:table-cell office:value-type="float" office:value="3" table:content-validation-name="val10" table:style-name="ce26">
            <text:p>3.00</text:p>
          </table:table-cell>
          <table:table-cell table:content-validation-name="val9" table:style-name="ce27"/>
          <table:table-cell table:content-validation-name="val10" table:style-name="ce26"/>
          <table:table-cell office:value-type="float" office:value="28" table:formula="of:=SUM([.F4];[.H4];[.J4];[.L4];[.N4];[.P4])" table:content-validation-name="val8" table:style-name="ce10">
            <text:p>28</text:p>
          </table:table-cell>
          <table:table-cell office:value-type="float" office:value="26.48045795795796" table:formula="of:=SUM([.G4];[.I4];[.K4];[.M4];[.O4];[.Q4])" table:content-validation-name="val8" table:style-name="ce10">
            <text:p>26</text:p>
          </table:table-cell>
          <table:table-cell office:value-type="float" office:value="0" table:content-validation-name="val12" table:style-name="ce28">
            <text:p>0</text:p>
          </table:table-cell>
          <table:table-cell office:value-type="float" office:value="0" table:content-validation-name="val10" table:style-name="ce26">
            <text:p>0.00</text:p>
          </table:table-cell>
          <table:table-cell office:value-type="float" office:value="0" table:content-validation-name="val12" table:style-name="ce28">
            <text:p>0</text:p>
          </table:table-cell>
          <table:table-cell office:value-type="float" office:value="0" table:content-validation-name="val10" table:style-name="ce26">
            <text:p>0.00</text:p>
          </table:table-cell>
          <table:table-cell office:value-type="float" office:value="0" table:content-validation-name="val10" table:style-name="ce26">
            <text:p>0.00</text:p>
          </table:table-cell>
          <table:table-cell office:value-type="float" office:value="0" table:content-validation-name="val11" table:style-name="ce2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8" table:style-name="ce14">
            <text:p>28</text:p>
          </table:table-cell>
          <table:table-cell office:value-type="float" office:value="26.48045795795796" table:formula="of:=[.S4]+[.AA4]" table:content-validation-name="val8" table:style-name="ce14">
            <text:p>26</text:p>
          </table:table-cell>
          <table:table-cell office:value-type="currency" office:value="134519.82999999999" table:content-validation-name="val13" table:style-name="ce15">
            <text:p>£134,519.83</text:p>
          </table:table-cell>
          <table:table-cell office:value-type="currency" office:value="500.19" table:content-validation-name="val13" table:style-name="ce15">
            <text:p>£500.19</text:p>
          </table:table-cell>
          <table:table-cell office:value-type="currency" office:value="0" table:content-validation-name="val13" table:style-name="ce15">
            <text:p>£0.00</text:p>
          </table:table-cell>
          <table:table-cell office:value-type="currency" office:value="0" table:content-validation-name="val13" table:style-name="ce15">
            <text:p>£0.00</text:p>
          </table:table-cell>
          <table:table-cell office:value-type="currency" office:value="38610.89" table:content-validation-name="val13" table:style-name="ce15">
            <text:p>£38,610.89</text:p>
          </table:table-cell>
          <table:table-cell office:value-type="currency" office:value="16640.400000000001" table:content-validation-name="val13" table:style-name="ce15">
            <text:p>£16,640.40</text:p>
          </table:table-cell>
          <table:table-cell office:value-type="currency" office:value="190271.30999999997" table:formula="of:=SUM([.AE4:.AJ4])" table:style-name="ce16">
            <text:p>£190,271.31</text:p>
          </table:table-cell>
          <table:table-cell office:value-type="currency" office:value="0" table:content-validation-name="val13" table:style-name="ce17">
            <text:p>£0.00</text:p>
          </table:table-cell>
          <table:table-cell office:value-type="currency" office:value="0" table:content-validation-name="val13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0271.30999999997" table:formula="of:=SUM([.AN4];[.AK4])" table:style-name="ce16">
            <text:p>£190,271.31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ne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0" table:style-name="ce2">
            <text:p>Year</text:p>
          </table:table-cell>
          <table:table-cell office:value-type="string" table:content-validation-name="val20" table:style-name="ce2">
            <text:p>Month</text:p>
          </table:table-cell>
          <table:table-cell office:value-type="string" table:content-validation-name="val20" table:style-name="ce3">
            <text:p>Organisation name</text:p>
          </table:table-cell>
          <table:table-cell office:value-type="string" table:content-validation-name="val20" table:style-name="ce3">
            <text:p>Organisation type</text:p>
          </table:table-cell>
          <table:table-cell office:value-type="string" table:content-validation-name="val20" table:style-name="ce4">
            <office:annotation draw:style-name="a2" svg:x="3.24166666666667in" svg:y="0in" svg:width="3.99166666666667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0" table:style-name="ce4">
            <text:p>Payroll staff;</text:p>
            <text:p>Total;</text:p>
            <text:p>Headcount</text:p>
          </table:table-cell>
          <table:table-cell office:value-type="string" table:content-validation-name="val20" table:style-name="ce4">
            <text:p>Payroll staff;</text:p>
            <text:p>Total;</text:p>
            <text:p>Full-time equivalent</text:p>
          </table:table-cell>
          <table:table-cell office:value-type="string" table:content-validation-name="val2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5" table:style-name="ce4">
            <text:p>Payroll staff costs;</text:p>
            <text:p>Salary</text:p>
          </table:table-cell>
          <table:table-cell office:value-type="string" table:content-validation-name="val15" table:style-name="ce4">
            <text:p>Payroll staff costs;</text:p>
            <text:p>Allowances</text:p>
          </table:table-cell>
          <table:table-cell office:value-type="string" table:content-validation-name="val15" table:style-name="ce4">
            <text:p>Payroll staff costs;</text:p>
            <text:p>Non-consolidated performance payments</text:p>
          </table:table-cell>
          <table:table-cell office:value-type="string" table:content-validation-name="val15" table:style-name="ce4">
            <text:p>Payroll staff costs;</text:p>
            <text:p>Overtime</text:p>
          </table:table-cell>
          <table:table-cell office:value-type="string" table:content-validation-name="val15" table:style-name="ce4">
            <text:p>Payroll staff costs;</text:p>
            <text:p>Employer pension contributions</text:p>
          </table:table-cell>
          <table:table-cell office:value-type="string" table:content-validation-name="val1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Attorney General's Office</text:p>
          </table:table-cell>
          <table:table-cell office:value-type="string" table:content-validation-name="val21" table:style-name="ce8">
            <text:p>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office:value-type="float" office:value="7" table:content-validation-name="val19" table:style-name="ce32">
            <text:p>7.00</text:p>
          </table:table-cell>
          <table:table-cell office:value-type="float" office:value="7" table:content-validation-name="val18" table:style-name="ce31">
            <text:p>7.00</text:p>
          </table:table-cell>
          <table:table-cell office:value-type="float" office:value="7" table:content-validation-name="val19" table:style-name="ce32">
            <text:p>7.00</text:p>
          </table:table-cell>
          <table:table-cell office:value-type="float" office:value="7" table:content-validation-name="val18" table:style-name="ce31">
            <text:p>7.00</text:p>
          </table:table-cell>
          <table:table-cell office:value-type="float" office:value="13" table:content-validation-name="val19" table:style-name="ce32">
            <text:p>13.00</text:p>
          </table:table-cell>
          <table:table-cell office:value-type="float" office:value="13" table:content-validation-name="val18" table:style-name="ce31">
            <text:p>13.00</text:p>
          </table:table-cell>
          <table:table-cell office:value-type="float" office:value="19" table:content-validation-name="val19" table:style-name="ce32">
            <text:p>19.00</text:p>
          </table:table-cell>
          <table:table-cell office:value-type="float" office:value="18.600000000000001" table:content-validation-name="val18" table:style-name="ce31">
            <text:p>18.60</text:p>
          </table:table-cell>
          <table:table-cell office:value-type="float" office:value="5" table:content-validation-name="val19" table:style-name="ce32">
            <text:p>5.00</text:p>
          </table:table-cell>
          <table:table-cell office:value-type="float" office:value="5" table:content-validation-name="val18" table:style-name="ce31">
            <text:p>5.00</text:p>
          </table:table-cell>
          <table:table-cell table:content-validation-name="val19" table:style-name="ce32"/>
          <table:table-cell table:content-validation-name="val18" table:style-name="ce31"/>
          <table:table-cell office:value-type="float" office:value="51" table:formula="of:=SUM([.F2];[.H2];[.J2];[.L2];[.N2];[.P2])" table:content-validation-name="val20" table:style-name="ce10">
            <text:p>51</text:p>
          </table:table-cell>
          <table:table-cell office:value-type="float" office:value="50.6" table:formula="of:=SUM([.G2];[.I2];[.K2];[.M2];[.O2];[.Q2])" table:content-validation-name="val20" table:style-name="ce10">
            <text:p>51</text:p>
          </table:table-cell>
          <table:table-cell office:value-type="float" office:value="1" table:content-validation-name="val16" table:style-name="ce33">
            <text:p>1</text:p>
          </table:table-cell>
          <table:table-cell office:value-type="float" office:value="1" table:content-validation-name="val18" table:style-name="ce31">
            <text:p>1.00</text:p>
          </table:table-cell>
          <table:table-cell office:value-type="float" office:value="0" table:content-validation-name="val16" table:style-name="ce33">
            <text:p>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7" table:style-name="ce34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2" table:formula="of:=[.R2]+[.Z2]" table:content-validation-name="val20" table:style-name="ce14">
            <text:p>52</text:p>
          </table:table-cell>
          <table:table-cell office:value-type="float" office:value="51.6" table:formula="of:=[.S2]+[.AA2]" table:content-validation-name="val20" table:style-name="ce14">
            <text:p>52</text:p>
          </table:table-cell>
          <table:table-cell office:value-type="currency" office:value="185481.22" table:content-validation-name="val15" table:style-name="ce15">
            <text:p>£185,481.22</text:p>
          </table:table-cell>
          <table:table-cell office:value-type="currency" office:value="6425.44" table:content-validation-name="val15" table:style-name="ce15">
            <text:p>£6,425.44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4238.7" table:content-validation-name="val15" table:style-name="ce15">
            <text:p>£4,238.70</text:p>
          </table:table-cell>
          <table:table-cell office:value-type="currency" office:value="47319.65" table:content-validation-name="val15" table:style-name="ce15">
            <text:p>£47,319.65</text:p>
          </table:table-cell>
          <table:table-cell office:value-type="currency" office:value="22965.360000000001" table:content-validation-name="val15" table:style-name="ce15">
            <text:p>£22,965.36</text:p>
          </table:table-cell>
          <table:table-cell office:value-type="currency" office:value="266430.37" table:formula="of:=SUM([.AE2:.AJ2])" table:style-name="ce16">
            <text:p>£266,430.37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266430.37" table:formula="of:=SUM([.AN2];[.AK2])" table:style-name="ce16">
            <text:p>£266,430.37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Government Legal Department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office:value-type="float" office:value="53" table:content-validation-name="val19" table:style-name="ce32">
            <text:p>53.00</text:p>
          </table:table-cell>
          <table:table-cell office:value-type="float" office:value="48.621471471471473" table:content-validation-name="val18" table:style-name="ce31">
            <text:p>48.62</text:p>
          </table:table-cell>
          <table:table-cell office:value-type="float" office:value="338" table:content-validation-name="val19" table:style-name="ce32">
            <text:p>338.00</text:p>
          </table:table-cell>
          <table:table-cell office:value-type="float" office:value="328.9924174174173" table:content-validation-name="val18" table:style-name="ce31">
            <text:p>328.99</text:p>
          </table:table-cell>
          <table:table-cell office:value-type="float" office:value="249" table:content-validation-name="val19" table:style-name="ce32">
            <text:p>249.00</text:p>
          </table:table-cell>
          <table:table-cell office:value-type="float" office:value="241.55322822822822" table:content-validation-name="val18" table:style-name="ce31">
            <text:p>241.55</text:p>
          </table:table-cell>
          <table:table-cell office:value-type="float" office:value="1748" table:content-validation-name="val19" table:style-name="ce32">
            <text:p>1748.00</text:p>
          </table:table-cell>
          <table:table-cell office:value-type="float" office:value="1598.4703678678641" table:content-validation-name="val18" table:style-name="ce31">
            <text:p>1598.47</text:p>
          </table:table-cell>
          <table:table-cell office:value-type="float" office:value="212" table:content-validation-name="val19" table:style-name="ce32">
            <text:p>212.00</text:p>
          </table:table-cell>
          <table:table-cell office:value-type="float" office:value="200.5242867867868" table:content-validation-name="val18" table:style-name="ce31">
            <text:p>200.52</text:p>
          </table:table-cell>
          <table:table-cell table:content-validation-name="val19" table:style-name="ce32"/>
          <table:table-cell table:content-validation-name="val18" table:style-name="ce31"/>
          <table:table-cell office:value-type="float" office:value="2600" table:formula="of:=SUM([.F3];[.H3];[.J3];[.L3];[.N3];[.P3])" table:content-validation-name="val20" table:style-name="ce10">
            <text:p>2,600</text:p>
          </table:table-cell>
          <table:table-cell office:value-type="float" office:value="2418.1617717717677" table:formula="of:=SUM([.G3];[.I3];[.K3];[.M3];[.O3];[.Q3])" table:content-validation-name="val20" table:style-name="ce10">
            <text:p>2,418</text:p>
          </table:table-cell>
          <table:table-cell office:value-type="float" office:value="166" table:content-validation-name="val16" table:style-name="ce33">
            <text:p>166</text:p>
          </table:table-cell>
          <table:table-cell office:value-type="float" office:value="163.12162162162161" table:content-validation-name="val18" table:style-name="ce31">
            <text:p>163.12</text:p>
          </table:table-cell>
          <table:table-cell office:value-type="float" office:value="200" table:content-validation-name="val16" table:style-name="ce33">
            <text:p>200</text:p>
          </table:table-cell>
          <table:table-cell office:value-type="float" office:value="197.30000000000004" table:content-validation-name="val18" table:style-name="ce31">
            <text:p>197.3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7" table:style-name="ce34">
            <text:p>0.00</text:p>
          </table:table-cell>
          <table:table-cell office:value-type="float" office:value="366" table:formula="of:=SUM([.T3];[.V3];[.X3])" table:style-name="ce12">
            <text:p>366</text:p>
          </table:table-cell>
          <table:table-cell office:value-type="float" office:value="360.42162162162163" table:formula="of:=SUM([.U3];[.W3];[.Y3])" table:style-name="ce12">
            <text:p>360</text:p>
          </table:table-cell>
          <table:table-cell office:value-type="float" office:value="1" table:style-name="ce13">
            <text:p>1</text:p>
          </table:table-cell>
          <table:table-cell office:value-type="float" office:value="2966" table:formula="of:=[.R3]+[.Z3]" table:content-validation-name="val20" table:style-name="ce14">
            <text:p>2,966</text:p>
          </table:table-cell>
          <table:table-cell office:value-type="float" office:value="2778.5833933933891" table:formula="of:=[.S3]+[.AA3]" table:content-validation-name="val20" table:style-name="ce14">
            <text:p>2,779</text:p>
          </table:table-cell>
          <table:table-cell office:value-type="currency" office:value="10886385.449999999" table:content-validation-name="val15" table:style-name="ce15">
            <text:p>£10,886,385.45</text:p>
          </table:table-cell>
          <table:table-cell office:value-type="currency" office:value="41252.71" table:content-validation-name="val15" table:style-name="ce15">
            <text:p>£41,252.71</text:p>
          </table:table-cell>
          <table:table-cell office:value-type="currency" office:value="14750" table:content-validation-name="val15" table:style-name="ce15">
            <text:p>£14,750.00</text:p>
          </table:table-cell>
          <table:table-cell office:value-type="currency" office:value="287582.8" table:content-validation-name="val15" table:style-name="ce15">
            <text:p>£287,582.80</text:p>
          </table:table-cell>
          <table:table-cell office:value-type="currency" office:value="3020137.47" table:content-validation-name="val15" table:style-name="ce15">
            <text:p>£3,020,137.47</text:p>
          </table:table-cell>
          <table:table-cell office:value-type="currency" office:value="1390932.06" table:content-validation-name="val15" table:style-name="ce15">
            <text:p>£1,390,932.06</text:p>
          </table:table-cell>
          <table:table-cell office:value-type="currency" office:value="15641040.490000002" table:formula="of:=SUM([.AE3:.AJ3])" table:style-name="ce16">
            <text:p>£15,641,040.49</text:p>
          </table:table-cell>
          <table:table-cell office:value-type="currency" office:value="1871692.26" table:content-validation-name="val15" table:style-name="ce17">
            <text:p>£1,871,692.26</text:p>
          </table:table-cell>
          <table:table-cell office:value-type="currency" office:value="1000" table:content-validation-name="val15" table:style-name="ce17">
            <text:p>£1,000.00</text:p>
          </table:table-cell>
          <table:table-cell office:value-type="currency" office:value="1872692.26" table:formula="of:=SUM([.AL3:.AM3])" table:style-name="ce18">
            <text:p>£1,872,692.26</text:p>
          </table:table-cell>
          <table:table-cell office:value-type="currency" office:value="17513732.750000004" table:formula="of:=SUM([.AN3];[.AK3])" table:style-name="ce16">
            <text:p>£17,513,732.75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Crown Prosecution Service Inspectorate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office:value-type="float" office:value="4" table:content-validation-name="val19" table:style-name="ce32">
            <text:p>4.00</text:p>
          </table:table-cell>
          <table:table-cell office:value-type="float" office:value="4" table:content-validation-name="val18" table:style-name="ce31">
            <text:p>4.00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1" table:content-validation-name="val19" table:style-name="ce32">
            <text:p>1.00</text:p>
          </table:table-cell>
          <table:table-cell office:value-type="float" office:value="0.88888888888888895" table:content-validation-name="val18" table:style-name="ce31">
            <text:p>0.89</text:p>
          </table:table-cell>
          <table:table-cell office:value-type="float" office:value="20" table:content-validation-name="val19" table:style-name="ce32">
            <text:p>20.00</text:p>
          </table:table-cell>
          <table:table-cell office:value-type="float" office:value="18.59156906906907" table:content-validation-name="val18" table:style-name="ce31">
            <text:p>18.59</text:p>
          </table:table-cell>
          <table:table-cell office:value-type="float" office:value="3" table:content-validation-name="val19" table:style-name="ce32">
            <text:p>3.00</text:p>
          </table:table-cell>
          <table:table-cell office:value-type="float" office:value="3" table:content-validation-name="val18" table:style-name="ce31">
            <text:p>3.00</text:p>
          </table:table-cell>
          <table:table-cell table:content-validation-name="val19" table:style-name="ce32"/>
          <table:table-cell table:content-validation-name="val18" table:style-name="ce31"/>
          <table:table-cell office:value-type="float" office:value="28" table:formula="of:=SUM([.F4];[.H4];[.J4];[.L4];[.N4];[.P4])" table:content-validation-name="val20" table:style-name="ce10">
            <text:p>28</text:p>
          </table:table-cell>
          <table:table-cell office:value-type="float" office:value="26.48045795795796" table:formula="of:=SUM([.G4];[.I4];[.K4];[.M4];[.O4];[.Q4])" table:content-validation-name="val20" table:style-name="ce10">
            <text:p>26</text:p>
          </table:table-cell>
          <table:table-cell office:value-type="float" office:value="0" table:content-validation-name="val16" table:style-name="ce33">
            <text:p>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6" table:style-name="ce33">
            <text:p>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7" table:style-name="ce3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20" table:style-name="ce14">
            <text:p>28</text:p>
          </table:table-cell>
          <table:table-cell office:value-type="float" office:value="26.48045795795796" table:formula="of:=[.S4]+[.AA4]" table:content-validation-name="val20" table:style-name="ce14">
            <text:p>26</text:p>
          </table:table-cell>
          <table:table-cell office:value-type="currency" office:value="134203.54" table:content-validation-name="val15" table:style-name="ce15">
            <text:p>£134,203.54</text:p>
          </table:table-cell>
          <table:table-cell office:value-type="currency" office:value="500.19" table:content-validation-name="val15" table:style-name="ce15">
            <text:p>£500.19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38566.35" table:content-validation-name="val15" table:style-name="ce15">
            <text:p>£38,566.35</text:p>
          </table:table-cell>
          <table:table-cell office:value-type="currency" office:value="16640.400000000001" table:content-validation-name="val15" table:style-name="ce15">
            <text:p>£16,640.40</text:p>
          </table:table-cell>
          <table:table-cell office:value-type="currency" office:value="189910.48" table:formula="of:=SUM([.AE4:.AJ4])" table:style-name="ce16">
            <text:p>£189,910.48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89910.48" table:formula="of:=SUM([.AN4];[.AK4])" table:style-name="ce16">
            <text:p>£189,910.48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ly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3" table:style-name="ce2">
            <text:p>Year</text:p>
          </table:table-cell>
          <table:table-cell office:value-type="string" table:content-validation-name="val23" table:style-name="ce2">
            <text:p>Month</text:p>
          </table:table-cell>
          <table:table-cell office:value-type="string" table:content-validation-name="val23" table:style-name="ce3">
            <text:p>Organisation name</text:p>
          </table:table-cell>
          <table:table-cell office:value-type="string" table:content-validation-name="val23" table:style-name="ce3">
            <text:p>Organisation type</text:p>
          </table:table-cell>
          <table:table-cell office:value-type="string" table:content-validation-name="val23" table:style-name="ce4">
            <office:annotation draw:style-name="a3" svg:x="3.24166666666667in" svg:y="0in" svg:width="3.99166666666667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3" table:style-name="ce4">
            <text:p>Payroll staff;</text:p>
            <text:p>Total;</text:p>
            <text:p>Headcount</text:p>
          </table:table-cell>
          <table:table-cell office:value-type="string" table:content-validation-name="val23" table:style-name="ce4">
            <text:p>Payroll staff;</text:p>
            <text:p>Total;</text:p>
            <text:p>Full-time equivalent</text:p>
          </table:table-cell>
          <table:table-cell office:value-type="string" table:content-validation-name="val2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28" table:style-name="ce4">
            <text:p>Payroll staff costs;</text:p>
            <text:p>Salary</text:p>
          </table:table-cell>
          <table:table-cell office:value-type="string" table:content-validation-name="val28" table:style-name="ce4">
            <text:p>Payroll staff costs;</text:p>
            <text:p>Allowances</text:p>
          </table:table-cell>
          <table:table-cell office:value-type="string" table:content-validation-name="val28" table:style-name="ce4">
            <text:p>Payroll staff costs;</text:p>
            <text:p>Non-consolidated performance payments</text:p>
          </table:table-cell>
          <table:table-cell office:value-type="string" table:content-validation-name="val28" table:style-name="ce4">
            <text:p>Payroll staff costs;</text:p>
            <text:p>Overtime</text:p>
          </table:table-cell>
          <table:table-cell office:value-type="string" table:content-validation-name="val28" table:style-name="ce4">
            <text:p>Payroll staff costs;</text:p>
            <text:p>Employer pension contributions</text:p>
          </table:table-cell>
          <table:table-cell office:value-type="string" table:content-validation-name="val2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Attorney General's Office</text:p>
          </table:table-cell>
          <table:table-cell office:value-type="string" table:content-validation-name="val22" table:style-name="ce8">
            <text:p>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office:value-type="float" office:value="0" table:formula="of:=SUM([.F2];[.H2];[.J2];[.L2];[.N2];[.P2])" table:content-validation-name="val23" table:style-name="ce10">
            <text:p>0</text:p>
          </table:table-cell>
          <table:table-cell office:value-type="float" office:value="0" table:formula="of:=SUM([.G2];[.I2];[.K2];[.M2];[.O2];[.Q2])" table:content-validation-name="val23" table:style-name="ce10">
            <text:p>0</text:p>
          </table:table-cell>
          <table:table-cell table:content-validation-name="val27" table:style-name="ce38"/>
          <table:table-cell table:content-validation-name="val25" table:style-name="ce36"/>
          <table:table-cell table:content-validation-name="val27" table:style-name="ce38"/>
          <table:table-cell table:content-validation-name="val25" table:style-name="ce36"/>
          <table:table-cell table:content-validation-name="val25" table:style-name="ce36"/>
          <table:table-cell table:content-validation-name="val26" table:style-name="ce3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23" table:style-name="ce14">
            <text:p>0</text:p>
          </table:table-cell>
          <table:table-cell office:value-type="float" office:value="0" table:formula="of:=[.S2]+[.AA2]" table:content-validation-name="val23" table:style-name="ce14">
            <text:p>0</text:p>
          </table:table-cell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28" table:style-name="ce17"/>
          <table:table-cell table:content-validation-name="val28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Government Legal Department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office:value-type="float" office:value="0" table:formula="of:=SUM([.F3];[.H3];[.J3];[.L3];[.N3];[.P3])" table:content-validation-name="val23" table:style-name="ce10">
            <text:p>0</text:p>
          </table:table-cell>
          <table:table-cell office:value-type="float" office:value="0" table:formula="of:=SUM([.G3];[.I3];[.K3];[.M3];[.O3];[.Q3])" table:content-validation-name="val23" table:style-name="ce10">
            <text:p>0</text:p>
          </table:table-cell>
          <table:table-cell table:content-validation-name="val27" table:style-name="ce38"/>
          <table:table-cell table:content-validation-name="val25" table:style-name="ce36"/>
          <table:table-cell table:content-validation-name="val27" table:style-name="ce38"/>
          <table:table-cell table:content-validation-name="val25" table:style-name="ce36"/>
          <table:table-cell table:content-validation-name="val25" table:style-name="ce36"/>
          <table:table-cell table:content-validation-name="val26" table:style-name="ce3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23" table:style-name="ce14">
            <text:p>0</text:p>
          </table:table-cell>
          <table:table-cell office:value-type="float" office:value="0" table:formula="of:=[.S3]+[.AA3]" table:content-validation-name="val23" table:style-name="ce14">
            <text:p>0</text:p>
          </table:table-cell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28" table:style-name="ce17"/>
          <table:table-cell table:content-validation-name="val28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Crown Prosecution Service Inspectorate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office:value-type="float" office:value="0" table:formula="of:=SUM([.F4];[.H4];[.J4];[.L4];[.N4];[.P4])" table:content-validation-name="val23" table:style-name="ce10">
            <text:p>0</text:p>
          </table:table-cell>
          <table:table-cell office:value-type="float" office:value="0" table:formula="of:=SUM([.G4];[.I4];[.K4];[.M4];[.O4];[.Q4])" table:content-validation-name="val23" table:style-name="ce10">
            <text:p>0</text:p>
          </table:table-cell>
          <table:table-cell table:content-validation-name="val27" table:style-name="ce38"/>
          <table:table-cell table:content-validation-name="val25" table:style-name="ce36"/>
          <table:table-cell table:content-validation-name="val27" table:style-name="ce38"/>
          <table:table-cell table:content-validation-name="val25" table:style-name="ce36"/>
          <table:table-cell table:content-validation-name="val25" table:style-name="ce36"/>
          <table:table-cell table:content-validation-name="val26" table:style-name="ce3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23" table:style-name="ce14">
            <text:p>0</text:p>
          </table:table-cell>
          <table:table-cell office:value-type="float" office:value="0" table:formula="of:=[.S4]+[.AA4]" table:content-validation-name="val23" table:style-name="ce14">
            <text:p>0</text:p>
          </table:table-cell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28" table:style-name="ce17"/>
          <table:table-cell table:content-validation-name="val28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August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0" table:style-name="ce2">
            <text:p>Year</text:p>
          </table:table-cell>
          <table:table-cell office:value-type="string" table:content-validation-name="val30" table:style-name="ce2">
            <text:p>Month</text:p>
          </table:table-cell>
          <table:table-cell office:value-type="string" table:content-validation-name="val30" table:style-name="ce3">
            <text:p>Organisation name</text:p>
          </table:table-cell>
          <table:table-cell office:value-type="string" table:content-validation-name="val30" table:style-name="ce3">
            <text:p>Organisation type</text:p>
          </table:table-cell>
          <table:table-cell office:value-type="string" table:content-validation-name="val30" table:style-name="ce4">
            <office:annotation draw:style-name="a4" svg:x="3.24166666666667in" svg:y="0in" svg:width="3.99166666666667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0" table:style-name="ce4">
            <text:p>Payroll staff;</text:p>
            <text:p>Total;</text:p>
            <text:p>Headcount</text:p>
          </table:table-cell>
          <table:table-cell office:value-type="string" table:content-validation-name="val30" table:style-name="ce4">
            <text:p>Payroll staff;</text:p>
            <text:p>Total;</text:p>
            <text:p>Full-time equivalent</text:p>
          </table:table-cell>
          <table:table-cell office:value-type="string" table:content-validation-name="val3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5" table:style-name="ce4">
            <text:p>Payroll staff costs;</text:p>
            <text:p>Salary</text:p>
          </table:table-cell>
          <table:table-cell office:value-type="string" table:content-validation-name="val35" table:style-name="ce4">
            <text:p>Payroll staff costs;</text:p>
            <text:p>Allowances</text:p>
          </table:table-cell>
          <table:table-cell office:value-type="string" table:content-validation-name="val35" table:style-name="ce4">
            <text:p>Payroll staff costs;</text:p>
            <text:p>Non-consolidated performance payments</text:p>
          </table:table-cell>
          <table:table-cell office:value-type="string" table:content-validation-name="val35" table:style-name="ce4">
            <text:p>Payroll staff costs;</text:p>
            <text:p>Overtime</text:p>
          </table:table-cell>
          <table:table-cell office:value-type="string" table:content-validation-name="val35" table:style-name="ce4">
            <text:p>Payroll staff costs;</text:p>
            <text:p>Employer pension contributions</text:p>
          </table:table-cell>
          <table:table-cell office:value-type="string" table:content-validation-name="val3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Attorney General's Office</text:p>
          </table:table-cell>
          <table:table-cell office:value-type="string" table:content-validation-name="val29" table:style-name="ce8">
            <text:p>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office:value-type="float" office:value="0" table:formula="of:=SUM([.F2];[.H2];[.J2];[.L2];[.N2];[.P2])" table:content-validation-name="val30" table:style-name="ce10">
            <text:p>0</text:p>
          </table:table-cell>
          <table:table-cell office:value-type="float" office:value="0" table:formula="of:=SUM([.G2];[.I2];[.K2];[.M2];[.O2];[.Q2])" table:content-validation-name="val30" table:style-name="ce10">
            <text:p>0</text:p>
          </table:table-cell>
          <table:table-cell table:content-validation-name="val34" table:style-name="ce43"/>
          <table:table-cell table:content-validation-name="val32" table:style-name="ce41"/>
          <table:table-cell table:content-validation-name="val34" table:style-name="ce43"/>
          <table:table-cell table:content-validation-name="val32" table:style-name="ce41"/>
          <table:table-cell table:content-validation-name="val32" table:style-name="ce41"/>
          <table:table-cell table:content-validation-name="val33" table:style-name="ce44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30" table:style-name="ce14">
            <text:p>0</text:p>
          </table:table-cell>
          <table:table-cell office:value-type="float" office:value="0" table:formula="of:=[.S2]+[.AA2]" table:content-validation-name="val30" table:style-name="ce14">
            <text:p>0</text:p>
          </table:table-cell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35" table:style-name="ce17"/>
          <table:table-cell table:content-validation-name="val35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Government Legal Department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office:value-type="float" office:value="0" table:formula="of:=SUM([.F3];[.H3];[.J3];[.L3];[.N3];[.P3])" table:content-validation-name="val30" table:style-name="ce10">
            <text:p>0</text:p>
          </table:table-cell>
          <table:table-cell office:value-type="float" office:value="0" table:formula="of:=SUM([.G3];[.I3];[.K3];[.M3];[.O3];[.Q3])" table:content-validation-name="val30" table:style-name="ce10">
            <text:p>0</text:p>
          </table:table-cell>
          <table:table-cell table:content-validation-name="val34" table:style-name="ce43"/>
          <table:table-cell table:content-validation-name="val32" table:style-name="ce41"/>
          <table:table-cell table:content-validation-name="val34" table:style-name="ce43"/>
          <table:table-cell table:content-validation-name="val32" table:style-name="ce41"/>
          <table:table-cell table:content-validation-name="val32" table:style-name="ce41"/>
          <table:table-cell table:content-validation-name="val33" table:style-name="ce44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30" table:style-name="ce14">
            <text:p>0</text:p>
          </table:table-cell>
          <table:table-cell office:value-type="float" office:value="0" table:formula="of:=[.S3]+[.AA3]" table:content-validation-name="val30" table:style-name="ce14">
            <text:p>0</text:p>
          </table:table-cell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35" table:style-name="ce17"/>
          <table:table-cell table:content-validation-name="val35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Crown Prosecution Service Inspectorate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office:value-type="float" office:value="0" table:formula="of:=SUM([.F4];[.H4];[.J4];[.L4];[.N4];[.P4])" table:content-validation-name="val30" table:style-name="ce10">
            <text:p>0</text:p>
          </table:table-cell>
          <table:table-cell office:value-type="float" office:value="0" table:formula="of:=SUM([.G4];[.I4];[.K4];[.M4];[.O4];[.Q4])" table:content-validation-name="val30" table:style-name="ce10">
            <text:p>0</text:p>
          </table:table-cell>
          <table:table-cell table:content-validation-name="val34" table:style-name="ce43"/>
          <table:table-cell table:content-validation-name="val32" table:style-name="ce41"/>
          <table:table-cell table:content-validation-name="val34" table:style-name="ce43"/>
          <table:table-cell table:content-validation-name="val32" table:style-name="ce41"/>
          <table:table-cell table:content-validation-name="val32" table:style-name="ce41"/>
          <table:table-cell table:content-validation-name="val33" table:style-name="ce4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30" table:style-name="ce14">
            <text:p>0</text:p>
          </table:table-cell>
          <table:table-cell office:value-type="float" office:value="0" table:formula="of:=[.S4]+[.AA4]" table:content-validation-name="val30" table:style-name="ce14">
            <text:p>0</text:p>
          </table:table-cell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35" table:style-name="ce17"/>
          <table:table-cell table:content-validation-name="val35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Sept_2022" table:style-name="ta1"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1" table:style-name="ce2">
            <text:p>Year</text:p>
          </table:table-cell>
          <table:table-cell office:value-type="string" table:content-validation-name="val41" table:style-name="ce2">
            <text:p>Month</text:p>
          </table:table-cell>
          <table:table-cell office:value-type="string" table:content-validation-name="val41" table:style-name="ce3">
            <text:p>Organisation name</text:p>
          </table:table-cell>
          <table:table-cell office:value-type="string" table:content-validation-name="val41" table:style-name="ce3">
            <text:p>Organisation type</text:p>
          </table:table-cell>
          <table:table-cell office:value-type="string" table:content-validation-name="val41" table:style-name="ce4">
            <office:annotation draw:style-name="a5" svg:x="3.225in" svg:y="0in" svg:width="4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1" table:style-name="ce4">
            <text:p>Payroll staff;</text:p>
            <text:p>Total;</text:p>
            <text:p>Headcount</text:p>
          </table:table-cell>
          <table:table-cell office:value-type="string" table:content-validation-name="val41" table:style-name="ce4">
            <text:p>Payroll staff;</text:p>
            <text:p>Total;</text:p>
            <text:p>Full-time equivalent</text:p>
          </table:table-cell>
          <table:table-cell office:value-type="string" table:content-validation-name="val4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6" table:style-name="ce4">
            <text:p>Payroll staff costs;</text:p>
            <text:p>Salary</text:p>
          </table:table-cell>
          <table:table-cell office:value-type="string" table:content-validation-name="val36" table:style-name="ce4">
            <text:p>Payroll staff costs;</text:p>
            <text:p>Allowances</text:p>
          </table:table-cell>
          <table:table-cell office:value-type="string" table:content-validation-name="val36" table:style-name="ce4">
            <text:p>Payroll staff costs;</text:p>
            <text:p>Non-consolidated performance payments</text:p>
          </table:table-cell>
          <table:table-cell office:value-type="string" table:content-validation-name="val36" table:style-name="ce4">
            <text:p>Payroll staff costs;</text:p>
            <text:p>Overtime</text:p>
          </table:table-cell>
          <table:table-cell office:value-type="string" table:content-validation-name="val36" table:style-name="ce4">
            <text:p>Payroll staff costs;</text:p>
            <text:p>Employer pension contributions</text:p>
          </table:table-cell>
          <table:table-cell office:value-type="string" table:content-validation-name="val3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Attorney General's Office</text:p>
          </table:table-cell>
          <table:table-cell office:value-type="string" table:content-validation-name="val42" table:style-name="ce8">
            <text:p>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office:value-type="float" office:value="0" table:formula="of:=SUM([.F2];[.H2];[.J2];[.L2];[.N2];[.P2])" table:content-validation-name="val41" table:style-name="ce10">
            <text:p>0</text:p>
          </table:table-cell>
          <table:table-cell office:value-type="float" office:value="0" table:formula="of:=SUM([.G2];[.I2];[.K2];[.M2];[.O2];[.Q2])" table:content-validation-name="val41" table:style-name="ce10">
            <text:p>0</text:p>
          </table:table-cell>
          <table:table-cell table:content-validation-name="val37" table:style-name="ce48"/>
          <table:table-cell table:content-validation-name="val39" table:style-name="ce46"/>
          <table:table-cell table:content-validation-name="val37" table:style-name="ce48"/>
          <table:table-cell table:content-validation-name="val39" table:style-name="ce46"/>
          <table:table-cell table:content-validation-name="val39" table:style-name="ce46"/>
          <table:table-cell table:content-validation-name="val38" table:style-name="ce4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41" table:style-name="ce14">
            <text:p>0</text:p>
          </table:table-cell>
          <table:table-cell office:value-type="float" office:value="0" table:formula="of:=[.S2]+[.AA2]" table:content-validation-name="val41" table:style-name="ce14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Government Legal Department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office:value-type="float" office:value="0" table:formula="of:=SUM([.F3];[.H3];[.J3];[.L3];[.N3];[.P3])" table:content-validation-name="val41" table:style-name="ce10">
            <text:p>0</text:p>
          </table:table-cell>
          <table:table-cell office:value-type="float" office:value="0" table:formula="of:=SUM([.G3];[.I3];[.K3];[.M3];[.O3];[.Q3])" table:content-validation-name="val41" table:style-name="ce10">
            <text:p>0</text:p>
          </table:table-cell>
          <table:table-cell table:content-validation-name="val37" table:style-name="ce48"/>
          <table:table-cell table:content-validation-name="val39" table:style-name="ce46"/>
          <table:table-cell table:content-validation-name="val37" table:style-name="ce48"/>
          <table:table-cell table:content-validation-name="val39" table:style-name="ce46"/>
          <table:table-cell table:content-validation-name="val39" table:style-name="ce46"/>
          <table:table-cell table:content-validation-name="val38" table:style-name="ce4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41" table:style-name="ce14">
            <text:p>0</text:p>
          </table:table-cell>
          <table:table-cell office:value-type="float" office:value="0" table:formula="of:=[.S3]+[.AA3]" table:content-validation-name="val41" table:style-name="ce14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Crown Prosecution Service Inspectorate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office:value-type="float" office:value="0" table:formula="of:=SUM([.F4];[.H4];[.J4];[.L4];[.N4];[.P4])" table:content-validation-name="val41" table:style-name="ce10">
            <text:p>0</text:p>
          </table:table-cell>
          <table:table-cell office:value-type="float" office:value="0" table:formula="of:=SUM([.G4];[.I4];[.K4];[.M4];[.O4];[.Q4])" table:content-validation-name="val41" table:style-name="ce10">
            <text:p>0</text:p>
          </table:table-cell>
          <table:table-cell table:content-validation-name="val37" table:style-name="ce48"/>
          <table:table-cell table:content-validation-name="val39" table:style-name="ce46"/>
          <table:table-cell table:content-validation-name="val37" table:style-name="ce48"/>
          <table:table-cell table:content-validation-name="val39" table:style-name="ce46"/>
          <table:table-cell table:content-validation-name="val39" table:style-name="ce46"/>
          <table:table-cell table:content-validation-name="val38" table:style-name="ce4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41" table:style-name="ce14">
            <text:p>0</text:p>
          </table:table-cell>
          <table:table-cell office:value-type="float" office:value="0" table:formula="of:=[.S4]+[.AA4]" table:content-validation-name="val41" table:style-name="ce14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Oct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4" table:style-name="ce2">
            <text:p>Year</text:p>
          </table:table-cell>
          <table:table-cell office:value-type="string" table:content-validation-name="val44" table:style-name="ce2">
            <text:p>Month</text:p>
          </table:table-cell>
          <table:table-cell office:value-type="string" table:content-validation-name="val44" table:style-name="ce3">
            <text:p>Organisation name</text:p>
          </table:table-cell>
          <table:table-cell office:value-type="string" table:content-validation-name="val44" table:style-name="ce3">
            <text:p>Organisation type</text:p>
          </table:table-cell>
          <table:table-cell office:value-type="string" table:content-validation-name="val44" table:style-name="ce4">
            <office:annotation draw:style-name="a6" svg:x="3.24166666666667in" svg:y="0in" svg:width="3.99166666666667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4" table:style-name="ce4">
            <text:p>Payroll staff;</text:p>
            <text:p>Total;</text:p>
            <text:p>Headcount</text:p>
          </table:table-cell>
          <table:table-cell office:value-type="string" table:content-validation-name="val44" table:style-name="ce4">
            <text:p>Payroll staff;</text:p>
            <text:p>Total;</text:p>
            <text:p>Full-time equivalent</text:p>
          </table:table-cell>
          <table:table-cell office:value-type="string" table:content-validation-name="val4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9" table:style-name="ce4">
            <text:p>Payroll staff costs;</text:p>
            <text:p>Salary</text:p>
          </table:table-cell>
          <table:table-cell office:value-type="string" table:content-validation-name="val49" table:style-name="ce4">
            <text:p>Payroll staff costs;</text:p>
            <text:p>Allowances</text:p>
          </table:table-cell>
          <table:table-cell office:value-type="string" table:content-validation-name="val49" table:style-name="ce4">
            <text:p>Payroll staff costs;</text:p>
            <text:p>Non-consolidated performance payments</text:p>
          </table:table-cell>
          <table:table-cell office:value-type="string" table:content-validation-name="val49" table:style-name="ce4">
            <text:p>Payroll staff costs;</text:p>
            <text:p>Overtime</text:p>
          </table:table-cell>
          <table:table-cell office:value-type="string" table:content-validation-name="val49" table:style-name="ce4">
            <text:p>Payroll staff costs;</text:p>
            <text:p>Employer pension contributions</text:p>
          </table:table-cell>
          <table:table-cell office:value-type="string" table:content-validation-name="val4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Attorney General's Office</text:p>
          </table:table-cell>
          <table:table-cell office:value-type="string" table:content-validation-name="val43" table:style-name="ce8">
            <text:p>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office:value-type="float" office:value="0" table:formula="of:=SUM([.F2];[.H2];[.J2];[.L2];[.N2];[.P2])" table:content-validation-name="val44" table:style-name="ce10">
            <text:p>0</text:p>
          </table:table-cell>
          <table:table-cell office:value-type="float" office:value="0" table:formula="of:=SUM([.G2];[.I2];[.K2];[.M2];[.O2];[.Q2])" table:content-validation-name="val44" table:style-name="ce10">
            <text:p>0</text:p>
          </table:table-cell>
          <table:table-cell table:content-validation-name="val48" table:style-name="ce53"/>
          <table:table-cell table:content-validation-name="val46" table:style-name="ce51"/>
          <table:table-cell table:content-validation-name="val48" table:style-name="ce53"/>
          <table:table-cell table:content-validation-name="val46" table:style-name="ce51"/>
          <table:table-cell table:content-validation-name="val46" table:style-name="ce51"/>
          <table:table-cell table:content-validation-name="val47" table:style-name="ce54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44" table:style-name="ce14">
            <text:p>0</text:p>
          </table:table-cell>
          <table:table-cell office:value-type="float" office:value="0" table:formula="of:=[.S2]+[.AA2]" table:content-validation-name="val44" table:style-name="ce14">
            <text:p>0</text:p>
          </table:table-cell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49" table:style-name="ce17"/>
          <table:table-cell table:content-validation-name="val49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Government Legal Department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office:value-type="float" office:value="0" table:formula="of:=SUM([.F3];[.H3];[.J3];[.L3];[.N3];[.P3])" table:content-validation-name="val44" table:style-name="ce10">
            <text:p>0</text:p>
          </table:table-cell>
          <table:table-cell office:value-type="float" office:value="0" table:formula="of:=SUM([.G3];[.I3];[.K3];[.M3];[.O3];[.Q3])" table:content-validation-name="val44" table:style-name="ce10">
            <text:p>0</text:p>
          </table:table-cell>
          <table:table-cell table:content-validation-name="val48" table:style-name="ce53"/>
          <table:table-cell table:content-validation-name="val46" table:style-name="ce51"/>
          <table:table-cell table:content-validation-name="val48" table:style-name="ce53"/>
          <table:table-cell table:content-validation-name="val46" table:style-name="ce51"/>
          <table:table-cell table:content-validation-name="val46" table:style-name="ce51"/>
          <table:table-cell table:content-validation-name="val47" table:style-name="ce54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44" table:style-name="ce14">
            <text:p>0</text:p>
          </table:table-cell>
          <table:table-cell office:value-type="float" office:value="0" table:formula="of:=[.S3]+[.AA3]" table:content-validation-name="val44" table:style-name="ce14">
            <text:p>0</text:p>
          </table:table-cell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49" table:style-name="ce17"/>
          <table:table-cell table:content-validation-name="val49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Crown Prosecution Service Inspectorate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office:value-type="float" office:value="0" table:formula="of:=SUM([.F4];[.H4];[.J4];[.L4];[.N4];[.P4])" table:content-validation-name="val44" table:style-name="ce10">
            <text:p>0</text:p>
          </table:table-cell>
          <table:table-cell office:value-type="float" office:value="0" table:formula="of:=SUM([.G4];[.I4];[.K4];[.M4];[.O4];[.Q4])" table:content-validation-name="val44" table:style-name="ce10">
            <text:p>0</text:p>
          </table:table-cell>
          <table:table-cell table:content-validation-name="val48" table:style-name="ce53"/>
          <table:table-cell table:content-validation-name="val46" table:style-name="ce51"/>
          <table:table-cell table:content-validation-name="val48" table:style-name="ce53"/>
          <table:table-cell table:content-validation-name="val46" table:style-name="ce51"/>
          <table:table-cell table:content-validation-name="val46" table:style-name="ce51"/>
          <table:table-cell table:content-validation-name="val47" table:style-name="ce5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44" table:style-name="ce14">
            <text:p>0</text:p>
          </table:table-cell>
          <table:table-cell office:value-type="float" office:value="0" table:formula="of:=[.S4]+[.AA4]" table:content-validation-name="val44" table:style-name="ce14">
            <text:p>0</text:p>
          </table:table-cell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49" table:style-name="ce17"/>
          <table:table-cell table:content-validation-name="val49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Nov_2022" table:style-name="ta1">
        <table:table-column table:style-name="co1" table:default-cell-style-name="ce1"/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55" table:style-name="ce2">
            <text:p>Year</text:p>
          </table:table-cell>
          <table:table-cell office:value-type="string" table:content-validation-name="val55" table:style-name="ce2">
            <text:p>Month</text:p>
          </table:table-cell>
          <table:table-cell office:value-type="string" table:content-validation-name="val55" table:style-name="ce3">
            <text:p>Organisation name</text:p>
          </table:table-cell>
          <table:table-cell office:value-type="string" table:content-validation-name="val55" table:style-name="ce3">
            <text:p>Organisation type</text:p>
          </table:table-cell>
          <table:table-cell office:value-type="string" table:content-validation-name="val55" table:style-name="ce4">
            <office:annotation draw:style-name="a7" svg:x="3.24166666666667in" svg:y="0in" svg:width="3.99166666666667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55" table:style-name="ce4">
            <text:p>Payroll staff;</text:p>
            <text:p>Total;</text:p>
            <text:p>Headcount</text:p>
          </table:table-cell>
          <table:table-cell office:value-type="string" table:content-validation-name="val55" table:style-name="ce4">
            <text:p>Payroll staff;</text:p>
            <text:p>Total;</text:p>
            <text:p>Full-time equivalent</text:p>
          </table:table-cell>
          <table:table-cell office:value-type="string" table:content-validation-name="val5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5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5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0" table:style-name="ce4">
            <text:p>Payroll staff costs;</text:p>
            <text:p>Salary</text:p>
          </table:table-cell>
          <table:table-cell office:value-type="string" table:content-validation-name="val50" table:style-name="ce4">
            <text:p>Payroll staff costs;</text:p>
            <text:p>Allowances</text:p>
          </table:table-cell>
          <table:table-cell office:value-type="string" table:content-validation-name="val50" table:style-name="ce4">
            <text:p>Payroll staff costs;</text:p>
            <text:p>Non-consolidated performance payments</text:p>
          </table:table-cell>
          <table:table-cell office:value-type="string" table:content-validation-name="val50" table:style-name="ce4">
            <text:p>Payroll staff costs;</text:p>
            <text:p>Overtime</text:p>
          </table:table-cell>
          <table:table-cell office:value-type="string" table:content-validation-name="val50" table:style-name="ce4">
            <text:p>Payroll staff costs;</text:p>
            <text:p>Employer pension contributions</text:p>
          </table:table-cell>
          <table:table-cell office:value-type="string" table:content-validation-name="val5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Attorney General's Office</text:p>
          </table:table-cell>
          <table:table-cell office:value-type="string" table:content-validation-name="val56" table:style-name="ce8">
            <text:p>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office:value-type="float" office:value="0" table:formula="of:=SUM([.F2];[.H2];[.J2];[.L2];[.N2];[.P2])" table:content-validation-name="val55" table:style-name="ce10">
            <text:p>0</text:p>
          </table:table-cell>
          <table:table-cell office:value-type="float" office:value="0" table:formula="of:=SUM([.G2];[.I2];[.K2];[.M2];[.O2];[.Q2])" table:content-validation-name="val55" table:style-name="ce10">
            <text:p>0</text:p>
          </table:table-cell>
          <table:table-cell table:content-validation-name="val51" table:style-name="ce58"/>
          <table:table-cell table:content-validation-name="val53" table:style-name="ce56"/>
          <table:table-cell table:content-validation-name="val51" table:style-name="ce58"/>
          <table:table-cell table:content-validation-name="val53" table:style-name="ce56"/>
          <table:table-cell table:content-validation-name="val53" table:style-name="ce56"/>
          <table:table-cell table:content-validation-name="val52" table:style-name="ce5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55" table:style-name="ce14">
            <text:p>0</text:p>
          </table:table-cell>
          <table:table-cell office:value-type="float" office:value="0" table:formula="of:=[.S2]+[.AA2]" table:content-validation-name="val55" table:style-name="ce14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Government Legal Department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office:value-type="float" office:value="0" table:formula="of:=SUM([.F3];[.H3];[.J3];[.L3];[.N3];[.P3])" table:content-validation-name="val55" table:style-name="ce10">
            <text:p>0</text:p>
          </table:table-cell>
          <table:table-cell office:value-type="float" office:value="0" table:formula="of:=SUM([.G3];[.I3];[.K3];[.M3];[.O3];[.Q3])" table:content-validation-name="val55" table:style-name="ce10">
            <text:p>0</text:p>
          </table:table-cell>
          <table:table-cell table:content-validation-name="val51" table:style-name="ce58"/>
          <table:table-cell table:content-validation-name="val53" table:style-name="ce56"/>
          <table:table-cell table:content-validation-name="val51" table:style-name="ce58"/>
          <table:table-cell table:content-validation-name="val53" table:style-name="ce56"/>
          <table:table-cell table:content-validation-name="val53" table:style-name="ce56"/>
          <table:table-cell table:content-validation-name="val52" table:style-name="ce5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55" table:style-name="ce14">
            <text:p>0</text:p>
          </table:table-cell>
          <table:table-cell office:value-type="float" office:value="0" table:formula="of:=[.S3]+[.AA3]" table:content-validation-name="val55" table:style-name="ce14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Crown Prosecution Service Inspectorate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office:value-type="float" office:value="0" table:formula="of:=SUM([.F4];[.H4];[.J4];[.L4];[.N4];[.P4])" table:content-validation-name="val55" table:style-name="ce10">
            <text:p>0</text:p>
          </table:table-cell>
          <table:table-cell office:value-type="float" office:value="0" table:formula="of:=SUM([.G4];[.I4];[.K4];[.M4];[.O4];[.Q4])" table:content-validation-name="val55" table:style-name="ce10">
            <text:p>0</text:p>
          </table:table-cell>
          <table:table-cell table:content-validation-name="val51" table:style-name="ce58"/>
          <table:table-cell table:content-validation-name="val53" table:style-name="ce56"/>
          <table:table-cell table:content-validation-name="val51" table:style-name="ce58"/>
          <table:table-cell table:content-validation-name="val53" table:style-name="ce56"/>
          <table:table-cell table:content-validation-name="val53" table:style-name="ce56"/>
          <table:table-cell table:content-validation-name="val52" table:style-name="ce5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55" table:style-name="ce14">
            <text:p>0</text:p>
          </table:table-cell>
          <table:table-cell office:value-type="float" office:value="0" table:formula="of:=[.S4]+[.AA4]" table:content-validation-name="val55" table:style-name="ce14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Dec_2022" table:style-name="ta1">
        <table:table-column table:style-name="co1" table:default-cell-style-name="ce1"/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2" table:style-name="ce2">
            <text:p>Year</text:p>
          </table:table-cell>
          <table:table-cell office:value-type="string" table:content-validation-name="val62" table:style-name="ce2">
            <text:p>Month</text:p>
          </table:table-cell>
          <table:table-cell office:value-type="string" table:content-validation-name="val62" table:style-name="ce3">
            <text:p>Organisation name</text:p>
          </table:table-cell>
          <table:table-cell office:value-type="string" table:content-validation-name="val62" table:style-name="ce3">
            <text:p>Organisation type</text:p>
          </table:table-cell>
          <table:table-cell office:value-type="string" table:content-validation-name="val62" table:style-name="ce4">
            <office:annotation draw:style-name="a8" svg:x="3.225in" svg:y="0in" svg:width="4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2" table:style-name="ce4">
            <text:p>Payroll staff;</text:p>
            <text:p>Total;</text:p>
            <text:p>Headcount</text:p>
          </table:table-cell>
          <table:table-cell office:value-type="string" table:content-validation-name="val62" table:style-name="ce4">
            <text:p>Payroll staff;</text:p>
            <text:p>Total;</text:p>
            <text:p>Full-time equivalent</text:p>
          </table:table-cell>
          <table:table-cell office:value-type="string" table:content-validation-name="val6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7" table:style-name="ce4">
            <text:p>Payroll staff costs;</text:p>
            <text:p>Salary</text:p>
          </table:table-cell>
          <table:table-cell office:value-type="string" table:content-validation-name="val57" table:style-name="ce4">
            <text:p>Payroll staff costs;</text:p>
            <text:p>Allowances</text:p>
          </table:table-cell>
          <table:table-cell office:value-type="string" table:content-validation-name="val57" table:style-name="ce4">
            <text:p>Payroll staff costs;</text:p>
            <text:p>Non-consolidated performance payments</text:p>
          </table:table-cell>
          <table:table-cell office:value-type="string" table:content-validation-name="val57" table:style-name="ce4">
            <text:p>Payroll staff costs;</text:p>
            <text:p>Overtime</text:p>
          </table:table-cell>
          <table:table-cell office:value-type="string" table:content-validation-name="val57" table:style-name="ce4">
            <text:p>Payroll staff costs;</text:p>
            <text:p>Employer pension contributions</text:p>
          </table:table-cell>
          <table:table-cell office:value-type="string" table:content-validation-name="val5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Attorney General's Office</text:p>
          </table:table-cell>
          <table:table-cell office:value-type="string" table:content-validation-name="val63" table:style-name="ce8">
            <text:p>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office:value-type="float" office:value="0" table:formula="of:=SUM([.F2];[.H2];[.J2];[.L2];[.N2];[.P2])" table:content-validation-name="val62" table:style-name="ce10">
            <text:p>0</text:p>
          </table:table-cell>
          <table:table-cell office:value-type="float" office:value="0" table:formula="of:=SUM([.G2];[.I2];[.K2];[.M2];[.O2];[.Q2])" table:content-validation-name="val62" table:style-name="ce10">
            <text:p>0</text:p>
          </table:table-cell>
          <table:table-cell table:content-validation-name="val58" table:style-name="ce63"/>
          <table:table-cell table:content-validation-name="val60" table:style-name="ce61"/>
          <table:table-cell table:content-validation-name="val58" table:style-name="ce63"/>
          <table:table-cell table:content-validation-name="val60" table:style-name="ce61"/>
          <table:table-cell table:content-validation-name="val60" table:style-name="ce61"/>
          <table:table-cell table:content-validation-name="val59" table:style-name="ce64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62" table:style-name="ce14">
            <text:p>0</text:p>
          </table:table-cell>
          <table:table-cell office:value-type="float" office:value="0" table:formula="of:=[.S2]+[.AA2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Government Legal Department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office:value-type="float" office:value="0" table:formula="of:=SUM([.F3];[.H3];[.J3];[.L3];[.N3];[.P3])" table:content-validation-name="val62" table:style-name="ce10">
            <text:p>0</text:p>
          </table:table-cell>
          <table:table-cell office:value-type="float" office:value="0" table:formula="of:=SUM([.G3];[.I3];[.K3];[.M3];[.O3];[.Q3])" table:content-validation-name="val62" table:style-name="ce10">
            <text:p>0</text:p>
          </table:table-cell>
          <table:table-cell table:content-validation-name="val58" table:style-name="ce63"/>
          <table:table-cell table:content-validation-name="val60" table:style-name="ce61"/>
          <table:table-cell table:content-validation-name="val58" table:style-name="ce63"/>
          <table:table-cell table:content-validation-name="val60" table:style-name="ce61"/>
          <table:table-cell table:content-validation-name="val60" table:style-name="ce61"/>
          <table:table-cell table:content-validation-name="val59" table:style-name="ce64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62" table:style-name="ce14">
            <text:p>0</text:p>
          </table:table-cell>
          <table:table-cell office:value-type="float" office:value="0" table:formula="of:=[.S3]+[.AA3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Crown Prosecution Service Inspectorate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office:value-type="float" office:value="0" table:formula="of:=SUM([.F4];[.H4];[.J4];[.L4];[.N4];[.P4])" table:content-validation-name="val62" table:style-name="ce10">
            <text:p>0</text:p>
          </table:table-cell>
          <table:table-cell office:value-type="float" office:value="0" table:formula="of:=SUM([.G4];[.I4];[.K4];[.M4];[.O4];[.Q4])" table:content-validation-name="val62" table:style-name="ce10">
            <text:p>0</text:p>
          </table:table-cell>
          <table:table-cell table:content-validation-name="val58" table:style-name="ce63"/>
          <table:table-cell table:content-validation-name="val60" table:style-name="ce61"/>
          <table:table-cell table:content-validation-name="val58" table:style-name="ce63"/>
          <table:table-cell table:content-validation-name="val60" table:style-name="ce61"/>
          <table:table-cell table:content-validation-name="val60" table:style-name="ce61"/>
          <table:table-cell table:content-validation-name="val59" table:style-name="ce6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62" table:style-name="ce14">
            <text:p>0</text:p>
          </table:table-cell>
          <table:table-cell office:value-type="float" office:value="0" table:formula="of:=[.S4]+[.AA4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an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5" table:style-name="ce2">
            <text:p>Year</text:p>
          </table:table-cell>
          <table:table-cell office:value-type="string" table:content-validation-name="val65" table:style-name="ce2">
            <text:p>Month</text:p>
          </table:table-cell>
          <table:table-cell office:value-type="string" table:content-validation-name="val65" table:style-name="ce3">
            <text:p>Organisation name</text:p>
          </table:table-cell>
          <table:table-cell office:value-type="string" table:content-validation-name="val65" table:style-name="ce3">
            <text:p>Organisation type</text:p>
          </table:table-cell>
          <table:table-cell office:value-type="string" table:content-validation-name="val65" table:style-name="ce4">
            <office:annotation draw:style-name="a9" svg:x="3.24166666666667in" svg:y="0in" svg:width="3.99166666666667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5" table:style-name="ce4">
            <text:p>Payroll staff;</text:p>
            <text:p>Total;</text:p>
            <text:p>Headcount</text:p>
          </table:table-cell>
          <table:table-cell office:value-type="string" table:content-validation-name="val65" table:style-name="ce4">
            <text:p>Payroll staff;</text:p>
            <text:p>Total;</text:p>
            <text:p>Full-time equivalent</text:p>
          </table:table-cell>
          <table:table-cell office:value-type="string" table:content-validation-name="val6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0" table:style-name="ce4">
            <text:p>Payroll staff costs;</text:p>
            <text:p>Salary</text:p>
          </table:table-cell>
          <table:table-cell office:value-type="string" table:content-validation-name="val70" table:style-name="ce4">
            <text:p>Payroll staff costs;</text:p>
            <text:p>Allowances</text:p>
          </table:table-cell>
          <table:table-cell office:value-type="string" table:content-validation-name="val70" table:style-name="ce4">
            <text:p>Payroll staff costs;</text:p>
            <text:p>Non-consolidated performance payments</text:p>
          </table:table-cell>
          <table:table-cell office:value-type="string" table:content-validation-name="val70" table:style-name="ce4">
            <text:p>Payroll staff costs;</text:p>
            <text:p>Overtime</text:p>
          </table:table-cell>
          <table:table-cell office:value-type="string" table:content-validation-name="val70" table:style-name="ce4">
            <text:p>Payroll staff costs;</text:p>
            <text:p>Employer pension contributions</text:p>
          </table:table-cell>
          <table:table-cell office:value-type="string" table:content-validation-name="val7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Attorney General's Office</text:p>
          </table:table-cell>
          <table:table-cell office:value-type="string" table:content-validation-name="val64" table:style-name="ce8">
            <text:p>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office:value-type="float" office:value="0" table:formula="of:=SUM([.F2];[.H2];[.J2];[.L2];[.N2];[.P2])" table:content-validation-name="val65" table:style-name="ce10">
            <text:p>0</text:p>
          </table:table-cell>
          <table:table-cell office:value-type="float" office:value="0" table:formula="of:=SUM([.G2];[.I2];[.K2];[.M2];[.O2];[.Q2])" table:content-validation-name="val65" table:style-name="ce10">
            <text:p>0</text:p>
          </table:table-cell>
          <table:table-cell table:content-validation-name="val69" table:style-name="ce68"/>
          <table:table-cell table:content-validation-name="val67" table:style-name="ce66"/>
          <table:table-cell table:content-validation-name="val69" table:style-name="ce68"/>
          <table:table-cell table:content-validation-name="val67" table:style-name="ce66"/>
          <table:table-cell table:content-validation-name="val67" table:style-name="ce66"/>
          <table:table-cell table:content-validation-name="val68" table:style-name="ce6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65" table:style-name="ce14">
            <text:p>0</text:p>
          </table:table-cell>
          <table:table-cell office:value-type="float" office:value="0" table:formula="of:=[.S2]+[.AA2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Government Legal Department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office:value-type="float" office:value="0" table:formula="of:=SUM([.F3];[.H3];[.J3];[.L3];[.N3];[.P3])" table:content-validation-name="val65" table:style-name="ce10">
            <text:p>0</text:p>
          </table:table-cell>
          <table:table-cell office:value-type="float" office:value="0" table:formula="of:=SUM([.G3];[.I3];[.K3];[.M3];[.O3];[.Q3])" table:content-validation-name="val65" table:style-name="ce10">
            <text:p>0</text:p>
          </table:table-cell>
          <table:table-cell table:content-validation-name="val69" table:style-name="ce68"/>
          <table:table-cell table:content-validation-name="val67" table:style-name="ce66"/>
          <table:table-cell table:content-validation-name="val69" table:style-name="ce68"/>
          <table:table-cell table:content-validation-name="val67" table:style-name="ce66"/>
          <table:table-cell table:content-validation-name="val67" table:style-name="ce66"/>
          <table:table-cell table:content-validation-name="val68" table:style-name="ce6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65" table:style-name="ce14">
            <text:p>0</text:p>
          </table:table-cell>
          <table:table-cell office:value-type="float" office:value="0" table:formula="of:=[.S3]+[.AA3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Crown Prosecution Service Inspectorate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office:value-type="float" office:value="0" table:formula="of:=SUM([.F4];[.H4];[.J4];[.L4];[.N4];[.P4])" table:content-validation-name="val65" table:style-name="ce10">
            <text:p>0</text:p>
          </table:table-cell>
          <table:table-cell office:value-type="float" office:value="0" table:formula="of:=SUM([.G4];[.I4];[.K4];[.M4];[.O4];[.Q4])" table:content-validation-name="val65" table:style-name="ce10">
            <text:p>0</text:p>
          </table:table-cell>
          <table:table-cell table:content-validation-name="val69" table:style-name="ce68"/>
          <table:table-cell table:content-validation-name="val67" table:style-name="ce66"/>
          <table:table-cell table:content-validation-name="val69" table:style-name="ce68"/>
          <table:table-cell table:content-validation-name="val67" table:style-name="ce66"/>
          <table:table-cell table:content-validation-name="val67" table:style-name="ce66"/>
          <table:table-cell table:content-validation-name="val68" table:style-name="ce6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65" table:style-name="ce14">
            <text:p>0</text:p>
          </table:table-cell>
          <table:table-cell office:value-type="float" office:value="0" table:formula="of:=[.S4]+[.AA4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Feb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72" table:style-name="ce2">
            <text:p>Year</text:p>
          </table:table-cell>
          <table:table-cell office:value-type="string" table:content-validation-name="val72" table:style-name="ce2">
            <text:p>Month</text:p>
          </table:table-cell>
          <table:table-cell office:value-type="string" table:content-validation-name="val72" table:style-name="ce3">
            <text:p>Organisation name</text:p>
          </table:table-cell>
          <table:table-cell office:value-type="string" table:content-validation-name="val72" table:style-name="ce3">
            <text:p>Organisation type</text:p>
          </table:table-cell>
          <table:table-cell office:value-type="string" table:content-validation-name="val72" table:style-name="ce4">
            <office:annotation draw:style-name="a10" svg:x="3.24166666666667in" svg:y="0in" svg:width="3.99166666666667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72" table:style-name="ce4">
            <text:p>Payroll staff;</text:p>
            <text:p>Total;</text:p>
            <text:p>Headcount</text:p>
          </table:table-cell>
          <table:table-cell office:value-type="string" table:content-validation-name="val72" table:style-name="ce4">
            <text:p>Payroll staff;</text:p>
            <text:p>Total;</text:p>
            <text:p>Full-time equivalent</text:p>
          </table:table-cell>
          <table:table-cell office:value-type="string" table:content-validation-name="val7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7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7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7" table:style-name="ce4">
            <text:p>Payroll staff costs;</text:p>
            <text:p>Salary</text:p>
          </table:table-cell>
          <table:table-cell office:value-type="string" table:content-validation-name="val77" table:style-name="ce4">
            <text:p>Payroll staff costs;</text:p>
            <text:p>Allowances</text:p>
          </table:table-cell>
          <table:table-cell office:value-type="string" table:content-validation-name="val77" table:style-name="ce4">
            <text:p>Payroll staff costs;</text:p>
            <text:p>Non-consolidated performance payments</text:p>
          </table:table-cell>
          <table:table-cell office:value-type="string" table:content-validation-name="val77" table:style-name="ce4">
            <text:p>Payroll staff costs;</text:p>
            <text:p>Overtime</text:p>
          </table:table-cell>
          <table:table-cell office:value-type="string" table:content-validation-name="val77" table:style-name="ce4">
            <text:p>Payroll staff costs;</text:p>
            <text:p>Employer pension contributions</text:p>
          </table:table-cell>
          <table:table-cell office:value-type="string" table:content-validation-name="val7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Attorney General's Office</text:p>
          </table:table-cell>
          <table:table-cell office:value-type="string" table:content-validation-name="val71" table:style-name="ce8">
            <text:p>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office:value-type="float" office:value="0" table:formula="of:=SUM([.F2];[.H2];[.J2];[.L2];[.N2];[.P2])" table:content-validation-name="val72" table:style-name="ce10">
            <text:p>0</text:p>
          </table:table-cell>
          <table:table-cell office:value-type="float" office:value="0" table:formula="of:=SUM([.G2];[.I2];[.K2];[.M2];[.O2];[.Q2])" table:content-validation-name="val72" table:style-name="ce10">
            <text:p>0</text:p>
          </table:table-cell>
          <table:table-cell table:content-validation-name="val76" table:style-name="ce73"/>
          <table:table-cell table:content-validation-name="val74" table:style-name="ce71"/>
          <table:table-cell table:content-validation-name="val76" table:style-name="ce73"/>
          <table:table-cell table:content-validation-name="val74" table:style-name="ce71"/>
          <table:table-cell table:content-validation-name="val74" table:style-name="ce71"/>
          <table:table-cell table:content-validation-name="val75" table:style-name="ce74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72" table:style-name="ce14">
            <text:p>0</text:p>
          </table:table-cell>
          <table:table-cell office:value-type="float" office:value="0" table:formula="of:=[.S2]+[.AA2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Government Legal Department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office:value-type="float" office:value="0" table:formula="of:=SUM([.F3];[.H3];[.J3];[.L3];[.N3];[.P3])" table:content-validation-name="val72" table:style-name="ce10">
            <text:p>0</text:p>
          </table:table-cell>
          <table:table-cell office:value-type="float" office:value="0" table:formula="of:=SUM([.G3];[.I3];[.K3];[.M3];[.O3];[.Q3])" table:content-validation-name="val72" table:style-name="ce10">
            <text:p>0</text:p>
          </table:table-cell>
          <table:table-cell table:content-validation-name="val76" table:style-name="ce73"/>
          <table:table-cell table:content-validation-name="val74" table:style-name="ce71"/>
          <table:table-cell table:content-validation-name="val76" table:style-name="ce73"/>
          <table:table-cell table:content-validation-name="val74" table:style-name="ce71"/>
          <table:table-cell table:content-validation-name="val74" table:style-name="ce71"/>
          <table:table-cell table:content-validation-name="val75" table:style-name="ce74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72" table:style-name="ce14">
            <text:p>0</text:p>
          </table:table-cell>
          <table:table-cell office:value-type="float" office:value="0" table:formula="of:=[.S3]+[.AA3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Crown Prosecution Service Inspectorate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office:value-type="float" office:value="0" table:formula="of:=SUM([.F4];[.H4];[.J4];[.L4];[.N4];[.P4])" table:content-validation-name="val72" table:style-name="ce10">
            <text:p>0</text:p>
          </table:table-cell>
          <table:table-cell office:value-type="float" office:value="0" table:formula="of:=SUM([.G4];[.I4];[.K4];[.M4];[.O4];[.Q4])" table:content-validation-name="val72" table:style-name="ce10">
            <text:p>0</text:p>
          </table:table-cell>
          <table:table-cell table:content-validation-name="val76" table:style-name="ce73"/>
          <table:table-cell table:content-validation-name="val74" table:style-name="ce71"/>
          <table:table-cell table:content-validation-name="val76" table:style-name="ce73"/>
          <table:table-cell table:content-validation-name="val74" table:style-name="ce71"/>
          <table:table-cell table:content-validation-name="val74" table:style-name="ce71"/>
          <table:table-cell table:content-validation-name="val75" table:style-name="ce7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72" table:style-name="ce14">
            <text:p>0</text:p>
          </table:table-cell>
          <table:table-cell office:value-type="float" office:value="0" table:formula="of:=[.S4]+[.AA4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March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83" table:style-name="ce2">
            <text:p>Year</text:p>
          </table:table-cell>
          <table:table-cell office:value-type="string" table:content-validation-name="val83" table:style-name="ce2">
            <text:p>Month</text:p>
          </table:table-cell>
          <table:table-cell office:value-type="string" table:content-validation-name="val83" table:style-name="ce3">
            <text:p>Organisation name</text:p>
          </table:table-cell>
          <table:table-cell office:value-type="string" table:content-validation-name="val83" table:style-name="ce3">
            <text:p>Organisation type</text:p>
          </table:table-cell>
          <table:table-cell office:value-type="string" table:content-validation-name="val83" table:style-name="ce4">
            <office:annotation draw:style-name="a11" svg:x="3.24166666666667in" svg:y="0in" svg:width="3.99166666666667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83" table:style-name="ce4">
            <text:p>Payroll staff;</text:p>
            <text:p>Total;</text:p>
            <text:p>Headcount</text:p>
          </table:table-cell>
          <table:table-cell office:value-type="string" table:content-validation-name="val83" table:style-name="ce4">
            <text:p>Payroll staff;</text:p>
            <text:p>Total;</text:p>
            <text:p>Full-time equivalent</text:p>
          </table:table-cell>
          <table:table-cell office:value-type="string" table:content-validation-name="val8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8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8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8" table:style-name="ce4">
            <text:p>Payroll staff costs;</text:p>
            <text:p>Salary</text:p>
          </table:table-cell>
          <table:table-cell office:value-type="string" table:content-validation-name="val78" table:style-name="ce4">
            <text:p>Payroll staff costs;</text:p>
            <text:p>Allowances</text:p>
          </table:table-cell>
          <table:table-cell office:value-type="string" table:content-validation-name="val78" table:style-name="ce4">
            <text:p>Payroll staff costs;</text:p>
            <text:p>Non-consolidated performance payments</text:p>
          </table:table-cell>
          <table:table-cell office:value-type="string" table:content-validation-name="val78" table:style-name="ce4">
            <text:p>Payroll staff costs;</text:p>
            <text:p>Overtime</text:p>
          </table:table-cell>
          <table:table-cell office:value-type="string" table:content-validation-name="val78" table:style-name="ce4">
            <text:p>Payroll staff costs;</text:p>
            <text:p>Employer pension contributions</text:p>
          </table:table-cell>
          <table:table-cell office:value-type="string" table:content-validation-name="val7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Attorney General's Office</text:p>
          </table:table-cell>
          <table:table-cell office:value-type="string" table:content-validation-name="val84" table:style-name="ce8">
            <text:p>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office:value-type="float" office:value="0" table:formula="of:=SUM([.F2];[.H2];[.J2];[.L2];[.N2];[.P2])" table:content-validation-name="val83" table:style-name="ce10">
            <text:p>0</text:p>
          </table:table-cell>
          <table:table-cell office:value-type="float" office:value="0" table:formula="of:=SUM([.G2];[.I2];[.K2];[.M2];[.O2];[.Q2])" table:content-validation-name="val83" table:style-name="ce10">
            <text:p>0</text:p>
          </table:table-cell>
          <table:table-cell table:content-validation-name="val79" table:style-name="ce78"/>
          <table:table-cell table:content-validation-name="val81" table:style-name="ce76"/>
          <table:table-cell table:content-validation-name="val79" table:style-name="ce78"/>
          <table:table-cell table:content-validation-name="val81" table:style-name="ce76"/>
          <table:table-cell table:content-validation-name="val81" table:style-name="ce76"/>
          <table:table-cell table:content-validation-name="val80" table:style-name="ce7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83" table:style-name="ce14">
            <text:p>0</text:p>
          </table:table-cell>
          <table:table-cell office:value-type="float" office:value="0" table:formula="of:=[.S2]+[.AA2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Government Legal Department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office:value-type="float" office:value="0" table:formula="of:=SUM([.F3];[.H3];[.J3];[.L3];[.N3];[.P3])" table:content-validation-name="val83" table:style-name="ce10">
            <text:p>0</text:p>
          </table:table-cell>
          <table:table-cell office:value-type="float" office:value="0" table:formula="of:=SUM([.G3];[.I3];[.K3];[.M3];[.O3];[.Q3])" table:content-validation-name="val83" table:style-name="ce10">
            <text:p>0</text:p>
          </table:table-cell>
          <table:table-cell table:content-validation-name="val79" table:style-name="ce78"/>
          <table:table-cell table:content-validation-name="val81" table:style-name="ce76"/>
          <table:table-cell table:content-validation-name="val79" table:style-name="ce78"/>
          <table:table-cell table:content-validation-name="val81" table:style-name="ce76"/>
          <table:table-cell table:content-validation-name="val81" table:style-name="ce76"/>
          <table:table-cell table:content-validation-name="val80" table:style-name="ce7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83" table:style-name="ce14">
            <text:p>0</text:p>
          </table:table-cell>
          <table:table-cell office:value-type="float" office:value="0" table:formula="of:=[.S3]+[.AA3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Crown Prosecution Service Inspectorate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office:value-type="float" office:value="0" table:formula="of:=SUM([.F4];[.H4];[.J4];[.L4];[.N4];[.P4])" table:content-validation-name="val83" table:style-name="ce10">
            <text:p>0</text:p>
          </table:table-cell>
          <table:table-cell office:value-type="float" office:value="0" table:formula="of:=SUM([.G4];[.I4];[.K4];[.M4];[.O4];[.Q4])" table:content-validation-name="val83" table:style-name="ce10">
            <text:p>0</text:p>
          </table:table-cell>
          <table:table-cell table:content-validation-name="val79" table:style-name="ce78"/>
          <table:table-cell table:content-validation-name="val81" table:style-name="ce76"/>
          <table:table-cell table:content-validation-name="val79" table:style-name="ce78"/>
          <table:table-cell table:content-validation-name="val81" table:style-name="ce76"/>
          <table:table-cell table:content-validation-name="val81" table:style-name="ce76"/>
          <table:table-cell table:content-validation-name="val80" table:style-name="ce7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83" table:style-name="ce14">
            <text:p>0</text:p>
          </table:table-cell>
          <table:table-cell office:value-type="float" office:value="0" table:formula="of:=[.S4]+[.AA4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cf1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Helen Demetriou</meta:initial-creator>
    <dc:creator>Helen Demetriou</dc:creator>
    <meta:creation-date>2022-05-16T16:05:07Z</meta:creation-date>
    <dc:date>2022-07-19T09:20:38Z</dc:date>
  </office:meta>
</office:document-meta>
</file>